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1.3055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328in"/>
    </style:style>
    <style:style style:name="co6" style:family="table-column">
      <style:table-column-properties fo:break-before="auto" style:column-width="1.1063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2063in"/>
    </style:style>
    <style:style style:name="co10" style:family="table-column">
      <style:table-column-properties fo:break-before="auto" style:column-width="1.372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1.0839in"/>
    </style:style>
    <style:style style:name="co13" style:family="table-column">
      <style:table-column-properties fo:break-before="auto" style:column-width="1.0071in"/>
    </style:style>
    <style:style style:name="co14" style:family="table-column">
      <style:table-column-properties fo:break-before="auto" style:column-width="1.18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108"/>
    <style:style style:name="ce3" style:family="table-cell" style:parent-style-name="Default" style:data-style-name="N3"/>
    <style:style style:name="ce4" style:family="table-cell" style:parent-style-name="Default" style:data-style-name="N109"/>
    <style:style style:name="ce5" style:family="table-cell" style:parent-style-name="Default" style:data-style-name="N10"/>
    <style:style style:name="ce6" style:family="table-cell" style:parent-style-name="Default" style:data-style-name="N1"/>
    <style:style style:name="ce7" style:family="table-cell" style:parent-style-name="Default" style:data-style-name="N60"/>
    <style:style style:name="ce8" style:family="table-cell" style:parent-style-name="Default" style:data-style-name="N10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8" table:number-columns-repeated="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9-NONT (base)</text:p>
          </table:table-cell>
          <table:table-cell office:value-type="string">
            <text:p>8-NT</text:p>
          </table:table-cell>
          <table:table-cell office:value-type="string">
            <text:p>6-NOT</text:p>
          </table:table-cell>
          <table:table-cell office:value-type="string">
            <text:p>1-T</text:p>
          </table:table-cell>
          <table:table-cell office:value-type="string">
            <text:p>NOT overhead</text:p>
          </table:table-cell>
          <table:table-cell office:value-type="string">
            <text:p>total overhead</text:p>
          </table:table-cell>
          <table:table-cell office:value-type="string">
            <text:p># transactions</text:p>
          </table:table-cell>
          <table:table-cell office:value-type="string">
            <text:p>profiled # trans</text:p>
          </table:table-cell>
          <table:table-cell/>
          <table:table-cell office:value-type="string">
            <text:p># T reads</text:p>
          </table:table-cell>
          <table:table-cell office:value-type="string">
            <text:p># T writes</text:p>
          </table:table-cell>
          <table:table-cell office:value-type="string">
            <text:p>% T stores</text:p>
          </table:table-cell>
          <table:table-cell office:value-type="string">
            <text:p># NT reads</text:p>
          </table:table-cell>
          <table:table-cell office:value-type="string">
            <text:p># NT writes</text:p>
          </table:table-cell>
          <table:table-cell office:value-type="string">
            <text:p>avg T write obj size</text:p>
          </table:table-cell>
          <table:table-cell office:value-type="string">
            <text:p>avg writes per T</text:p>
          </table:table-cell>
          <table:table-cell office:value-type="string">
            <text:p>T method calls</text:p>
          </table:table-cell>
          <table:table-cell office:value-type="string">
            <text:p>virgin arr read</text:p>
          </table:table-cell>
          <table:table-cell office:value-type="string">
            <text:p>virgin obj read</text:p>
          </table:table-cell>
          <table:table-cell office:value-type="string">
            <text:p>virgin arr wr</text:p>
          </table:table-cell>
          <table:table-cell office:value-type="string">
            <text:p>virgin obj wr</text:p>
          </table:table-cell>
          <table:table-cell office:value-type="string">
            <text:p># NT arr r</text:p>
          </table:table-cell>
          <table:table-cell office:value-type="string">
            <text:p># NT arr w</text:p>
          </table:table-cell>
          <table:table-cell office:value-type="string">
            <text:p># T arr r</text:p>
          </table:table-cell>
          <table:table-cell office:value-type="string">
            <text:p># T arr w</text:p>
          </table:table-cell>
          <table:table-cell office:value-type="string">
            <text:p>#NT obj r</text:p>
          </table:table-cell>
          <table:table-cell office:value-type="string">
            <text:p>#NT obj w</text:p>
          </table:table-cell>
          <table:table-cell office:value-type="string">
            <text:p>#T obj r</text:p>
          </table:table-cell>
          <table:table-cell office:value-type="string">
            <text:p>#T obj w</text:p>
          </table:table-cell>
          <table:table-cell office:value-type="string">
            <text:p>vir arr r sz</text:p>
          </table:table-cell>
          <table:table-cell office:value-type="string">
            <text:p>vir obj r sz</text:p>
          </table:table-cell>
          <table:table-cell office:value-type="string">
            <text:p>vir arr w sz</text:p>
          </table:table-cell>
          <table:table-cell office:value-type="string">
            <text:p>vir obj w sz</text:p>
          </table:table-cell>
          <table:table-cell office:value-type="string">
            <text:p>% vir obj r</text:p>
          </table:table-cell>
          <table:table-cell office:value-type="string">
            <text:p>% vir arr r</text:p>
          </table:table-cell>
          <table:table-cell office:value-type="string">
            <text:p>% v T r</text:p>
          </table:table-cell>
        </table:table-row>
        <table:table-row table:style-name="ro1">
          <table:table-cell/>
          <table:table-cell table:number-columns-repeated="6" office:value-type="string">
            <text:p>seconds</text:p>
          </table:table-cell>
          <table:table-cell table:number-columns-repeated="27"/>
          <table:table-cell table:style-name="ce8" table:number-columns-repeated="3"/>
        </table:table-row>
        <table:table-row table:style-name="ro1">
          <table:table-cell office:value-type="string">
            <text:p>201_compress</text:p>
          </table:table-cell>
          <table:table-cell table:number-columns-repeated="6"/>
          <table:table-cell table:style-name="ce3" office:value-type="float" office:value="2272">
            <text:p>2,272</text:p>
          </table:table-cell>
          <table:table-cell table:style-name="ce3"/>
          <table:table-cell/>
          <table:table-cell office:value-type="float" office:value="36907">
            <text:p>36907</text:p>
          </table:table-cell>
          <table:table-cell office:value-type="float" office:value="13122">
            <text:p>13122</text:p>
          </table:table-cell>
          <table:table-cell table:style-name="ce8" table:formula="oooc:=[.L4]/([.K4]+[.L4])" office:value-type="percentage" office:value="0.26228787303364">
            <text:p>26.2%</text:p>
          </table:table-cell>
          <table:table-cell office:value-type="float" office:value="2390105312">
            <text:p>2390105312</text:p>
          </table:table-cell>
          <table:table-cell office:value-type="float" office:value="591622549">
            <text:p>591622549</text:p>
          </table:table-cell>
          <table:table-cell office:value-type="float" office:value="331">
            <text:p>331</text:p>
          </table:table-cell>
          <table:table-cell table:formula="oooc:=[.L4]/[.H4]" office:value-type="float" office:value="5.77552816901408">
            <text:p>5.78</text:p>
          </table:table-cell>
          <table:table-cell table:number-columns-repeated="17"/>
          <table:table-cell table:style-name="ce8" table:number-columns-repeated="3"/>
        </table:table-row>
        <table:table-row table:style-name="ro1">
          <table:table-cell office:value-type="string">
            <text:p>202_jess</text:p>
          </table:table-cell>
          <table:table-cell office:value-type="float" office:value="11.98">
            <text:p>11.98</text:p>
          </table:table-cell>
          <table:table-cell office:value-type="float" office:value="17.5">
            <text:p>17.5</text:p>
          </table:table-cell>
          <table:table-cell office:value-type="float" office:value="15.63">
            <text:p>15.63</text:p>
          </table:table-cell>
          <table:table-cell office:value-type="float" office:value="37.83">
            <text:p>37.83</text:p>
          </table:table-cell>
          <table:table-cell table:formula="oooc:=[.D5]-[.B5]" office:value-type="float" office:value="3.65">
            <text:p>3.65</text:p>
          </table:table-cell>
          <table:table-cell table:formula="oooc:=[.E5]-[.B5]" office:value-type="float" office:value="25.85">
            <text:p>25.85</text:p>
          </table:table-cell>
          <table:table-cell table:style-name="ce3" office:value-type="float" office:value="4892829">
            <text:p>4,892,829</text:p>
          </table:table-cell>
          <table:table-cell table:style-name="ce3" office:value-type="float" office:value="4894306">
            <text:p>4,894,306</text:p>
          </table:table-cell>
          <table:table-cell/>
          <table:table-cell office:value-type="float" office:value="36498899">
            <text:p>36498899</text:p>
          </table:table-cell>
          <table:table-cell office:value-type="float" office:value="202138">
            <text:p>202138</text:p>
          </table:table-cell>
          <table:table-cell table:style-name="ce8" table:formula="oooc:=[.L5]/([.K5]+[.L5])" office:value-type="percentage" office:value="0.0055076917853847">
            <text:p>0.6%</text:p>
          </table:table-cell>
          <table:table-cell office:value-type="float" office:value="319869903">
            <text:p>319869903</text:p>
          </table:table-cell>
          <table:table-cell office:value-type="float" office:value="48570917">
            <text:p>48570917</text:p>
          </table:table-cell>
          <table:table-cell office:value-type="float" office:value="1342.5">
            <text:p>1342.5</text:p>
          </table:table-cell>
          <table:table-cell table:formula="oooc:=[.L5]/[.H5]" office:value-type="float" office:value="0.0413131135382005">
            <text:p>0.04</text:p>
          </table:table-cell>
          <table:table-cell office:value-type="float" office:value="12056382">
            <text:p>12056382</text:p>
          </table:table-cell>
          <table:table-cell office:value-type="float" office:value="4772469">
            <text:p>4772469</text:p>
          </table:table-cell>
          <table:table-cell office:value-type="float" office:value="14080597">
            <text:p>14080597</text:p>
          </table:table-cell>
          <table:table-cell office:value-type="float" office:value="52466">
            <text:p>52466</text:p>
          </table:table-cell>
          <table:table-cell office:value-type="float" office:value="10916">
            <text:p>10916</text:p>
          </table:table-cell>
          <table:table-cell office:value-type="float" office:value="98445303">
            <text:p>98445303</text:p>
          </table:table-cell>
          <table:table-cell office:value-type="float" office:value="22205328">
            <text:p>22205328</text:p>
          </table:table-cell>
          <table:table-cell office:value-type="float" office:value="5045330">
            <text:p>5045330</text:p>
          </table:table-cell>
          <table:table-cell office:value-type="float" office:value="119189">
            <text:p>119189</text:p>
          </table:table-cell>
          <table:table-cell office:value-type="float" office:value="221440596">
            <text:p>221440596</text:p>
          </table:table-cell>
          <table:table-cell office:value-type="float" office:value="26408597">
            <text:p>26408597</text:p>
          </table:table-cell>
          <table:table-cell office:value-type="float" office:value="31529138">
            <text:p>31529138</text:p>
          </table:table-cell>
          <table:table-cell office:value-type="float" office:value="113715">
            <text:p>113715</text:p>
          </table:table-cell>
          <table:table-cell office:value-type="float" office:value="9365108592">
            <text:p>9365108592</text:p>
          </table:table-cell>
          <table:table-cell office:value-type="float" office:value="570593413">
            <text:p>570593413</text:p>
          </table:table-cell>
          <table:table-cell office:value-type="float" office:value="45073736">
            <text:p>45073736</text:p>
          </table:table-cell>
          <table:table-cell office:value-type="float" office:value="411861">
            <text:p>411861</text:p>
          </table:table-cell>
          <table:table-cell table:style-name="ce8" table:formula="oooc:=[.T5]/[.AC5]" office:value-type="percentage" office:value="0.446589976548043">
            <text:p>44.7%</text:p>
          </table:table-cell>
          <table:table-cell table:style-name="ce8" table:formula="oooc:=[.S5]/[.Y5]" office:value-type="percentage" office:value="0.945918106446952">
            <text:p>94.6%</text:p>
          </table:table-cell>
          <table:table-cell table:style-name="ce8" table:formula="oooc:=([.S5]+[.T5])/[.K5]" office:value-type="percentage" office:value="0.516537937212846">
            <text:p>51.7%</text:p>
          </table:table-cell>
        </table:table-row>
        <table:table-row table:style-name="ro1">
          <table:table-cell office:value-type="string">
            <text:p>205_raytrace</text:p>
          </table:table-cell>
          <table:table-cell office:value-type="float" office:value="13.89">
            <text:p>13.89</text:p>
          </table:table-cell>
          <table:table-cell office:value-type="float" office:value="18.48">
            <text:p>18.48</text:p>
          </table:table-cell>
          <table:table-cell office:value-type="float" office:value="14.69">
            <text:p>14.69</text:p>
          </table:table-cell>
          <table:table-cell office:value-type="float" office:value="22.03">
            <text:p>22.03</text:p>
          </table:table-cell>
          <table:table-cell table:formula="oooc:=[.D6]-[.B6]" office:value-type="float" office:value="0.799999999999999">
            <text:p>0.8</text:p>
          </table:table-cell>
          <table:table-cell table:formula="oooc:=[.E6]-[.B6]" office:value-type="float" office:value="8.14">
            <text:p>8.14</text:p>
          </table:table-cell>
          <table:table-cell table:style-name="ce3" office:value-type="float" office:value="4177">
            <text:p>4,177</text:p>
          </table:table-cell>
          <table:table-cell table:style-name="ce3" office:value-type="float" office:value="5251">
            <text:p>5,251</text:p>
          </table:table-cell>
          <table:table-cell/>
          <table:table-cell office:value-type="float" office:value="5603804">
            <text:p>5603804</text:p>
          </table:table-cell>
          <table:table-cell office:value-type="float" office:value="1690844">
            <text:p>1690844</text:p>
          </table:table-cell>
          <table:table-cell table:style-name="ce8" table:formula="oooc:=[.L6]/([.K6]+[.L6])" office:value-type="percentage" office:value="0.231792404513556">
            <text:p>23.2%</text:p>
          </table:table-cell>
          <table:table-cell office:value-type="float" office:value="362586698">
            <text:p>362586698</text:p>
          </table:table-cell>
          <table:table-cell office:value-type="float" office:value="50124317">
            <text:p>50124317</text:p>
          </table:table-cell>
          <table:table-cell office:value-type="float" office:value="57.8">
            <text:p>57.8</text:p>
          </table:table-cell>
          <table:table-cell table:formula="oooc:=[.L6]/[.H6]" office:value-type="float" office:value="404.798659324874">
            <text:p>404.8</text:p>
          </table:table-cell>
          <table:table-cell office:value-type="float" office:value="1856904">
            <text:p>1856904</text:p>
          </table:table-cell>
          <table:table-cell office:value-type="float" office:value="3861">
            <text:p>3861</text:p>
          </table:table-cell>
          <table:table-cell office:value-type="float" office:value="15881">
            <text:p>15881</text:p>
          </table:table-cell>
          <table:table-cell office:value-type="float" office:value="58243">
            <text:p>58243</text:p>
          </table:table-cell>
          <table:table-cell office:value-type="float" office:value="92221">
            <text:p>92221</text:p>
          </table:table-cell>
          <table:table-cell office:value-type="float" office:value="74377071">
            <text:p>74377071</text:p>
          </table:table-cell>
          <table:table-cell office:value-type="float" office:value="6189382">
            <text:p>6189382</text:p>
          </table:table-cell>
          <table:table-cell office:value-type="float" office:value="1023248">
            <text:p>1023248</text:p>
          </table:table-cell>
          <table:table-cell office:value-type="float" office:value="775753">
            <text:p>775753</text:p>
          </table:table-cell>
          <table:table-cell office:value-type="float" office:value="288072543">
            <text:p>288072543</text:p>
          </table:table-cell>
          <table:table-cell office:value-type="float" office:value="43879584">
            <text:p>43879584</text:p>
          </table:table-cell>
          <table:table-cell office:value-type="float" office:value="4778753">
            <text:p>4778753</text:p>
          </table:table-cell>
          <table:table-cell office:value-type="float" office:value="1034003">
            <text:p>1034003</text:p>
          </table:table-cell>
          <table:table-cell office:value-type="float" office:value="5561420">
            <text:p>5561420</text:p>
          </table:table-cell>
          <table:table-cell office:value-type="float" office:value="620652">
            <text:p>620652</text:p>
          </table:table-cell>
          <table:table-cell office:value-type="float" office:value="4383483">
            <text:p>4383483</text:p>
          </table:table-cell>
          <table:table-cell office:value-type="float" office:value="3393513">
            <text:p>3393513</text:p>
          </table:table-cell>
          <table:table-cell table:style-name="ce8" table:formula="oooc:=[.T6]/[.AC6]" office:value-type="percentage" office:value="0.00332325190274534">
            <text:p>0.3%</text:p>
          </table:table-cell>
          <table:table-cell table:style-name="ce8" table:formula="oooc:=[.S6]/[.Y6]" office:value-type="percentage" office:value="0.00377327881412913">
            <text:p>0.4%</text:p>
          </table:table-cell>
          <table:table-cell table:style-name="ce8" table:formula="oooc:=([.S6]+[.T6])/[.K6]" office:value-type="percentage" office:value="0.00352296404371031">
            <text:p>0.4%</text:p>
          </table:table-cell>
        </table:table-row>
        <table:table-row table:style-name="ro1">
          <table:table-cell office:value-type="string">
            <text:p>209_db</text:p>
          </table:table-cell>
          <table:table-cell office:value-type="float" office:value="34.04">
            <text:p>34.04</text:p>
          </table:table-cell>
          <table:table-cell office:value-type="float" office:value="36.86">
            <text:p>36.86</text:p>
          </table:table-cell>
          <table:table-cell office:value-type="float" office:value="84">
            <text:p>84</text:p>
          </table:table-cell>
          <table:table-cell office:value-type="float" office:value="231.88">
            <text:p>231.88</text:p>
          </table:table-cell>
          <table:table-cell table:formula="oooc:=[.D7]-[.B7]" office:value-type="float" office:value="49.96">
            <text:p>49.96</text:p>
          </table:table-cell>
          <table:table-cell table:formula="oooc:=[.E7]-[.B7]" office:value-type="float" office:value="197.84">
            <text:p>197.84</text:p>
          </table:table-cell>
          <table:table-cell table:style-name="ce3" office:value-type="float" office:value="45222742">
            <text:p>45,222,742</text:p>
          </table:table-cell>
          <table:table-cell table:style-name="ce3" office:value-type="float" office:value="45223851">
            <text:p>45,223,851</text:p>
          </table:table-cell>
          <table:table-cell/>
          <table:table-cell office:value-type="float" office:value="183071304">
            <text:p>183071304</text:p>
          </table:table-cell>
          <table:table-cell office:value-type="float" office:value="12303116">
            <text:p>12303116</text:p>
          </table:table-cell>
          <table:table-cell table:style-name="ce8" table:formula="oooc:=[.L7]/([.K7]+[.L7])" office:value-type="percentage" office:value="0.062971989884858">
            <text:p>6.3%</text:p>
          </table:table-cell>
          <table:table-cell office:value-type="float" office:value="619094140">
            <text:p>619094140</text:p>
          </table:table-cell>
          <table:table-cell office:value-type="float" office:value="33613948">
            <text:p>33613948</text:p>
          </table:table-cell>
          <table:table-cell office:value-type="float" office:value="40213.3">
            <text:p>40213.3</text:p>
          </table:table-cell>
          <table:table-cell table:formula="oooc:=[.L7]/[.H7]" office:value-type="float" office:value="0.272055949194766">
            <text:p>0.27</text:p>
          </table:table-cell>
          <table:table-cell office:value-type="float" office:value="68601472">
            <text:p>68601472</text:p>
          </table:table-cell>
          <table:table-cell office:value-type="float" office:value="46788163">
            <text:p>46788163</text:p>
          </table:table-cell>
          <table:table-cell office:value-type="float" office:value="49646127">
            <text:p>49646127</text:p>
          </table:table-cell>
          <table:table-cell office:value-type="float" office:value="174568">
            <text:p>174568</text:p>
          </table:table-cell>
          <table:table-cell office:value-type="float" office:value="2911123">
            <text:p>2911123</text:p>
          </table:table-cell>
          <table:table-cell office:value-type="float" office:value="203599805">
            <text:p>203599805</text:p>
          </table:table-cell>
          <table:table-cell office:value-type="float" office:value="27902170">
            <text:p>27902170</text:p>
          </table:table-cell>
          <table:table-cell office:value-type="float" office:value="53208576">
            <text:p>53208576</text:p>
          </table:table-cell>
          <table:table-cell office:value-type="float" office:value="3247182">
            <text:p>3247182</text:p>
          </table:table-cell>
          <table:table-cell office:value-type="float" office:value="415507419">
            <text:p>415507419</text:p>
          </table:table-cell>
          <table:table-cell office:value-type="float" office:value="5754025">
            <text:p>5754025</text:p>
          </table:table-cell>
          <table:table-cell office:value-type="float" office:value="129913143">
            <text:p>129913143</text:p>
          </table:table-cell>
          <table:table-cell office:value-type="float" office:value="9078162">
            <text:p>9078162</text:p>
          </table:table-cell>
          <table:table-cell office:value-type="float" office:value="3228403661">
            <text:p>3228403661</text:p>
          </table:table-cell>
          <table:table-cell office:value-type="float" office:value="1967778842">
            <text:p>1967778842</text:p>
          </table:table-cell>
          <table:table-cell office:value-type="float" office:value="742859677">
            <text:p>742859677</text:p>
          </table:table-cell>
          <table:table-cell office:value-type="float" office:value="93209056">
            <text:p>93209056</text:p>
          </table:table-cell>
          <table:table-cell table:style-name="ce8" table:formula="oooc:=[.T7]/[.AC7]" office:value-type="percentage" office:value="0.382148609860051">
            <text:p>38.2%</text:p>
          </table:table-cell>
          <table:table-cell table:style-name="ce8" table:formula="oooc:=[.S7]/[.Y7]" office:value-type="percentage" office:value="0.87933499667422">
            <text:p>87.9%</text:p>
          </table:table-cell>
          <table:table-cell table:style-name="ce8" table:formula="oooc:=([.S7]+[.T7])/[.K7]" office:value-type="percentage" office:value="0.526758087657474">
            <text:p>52.7%</text:p>
          </table:table-cell>
        </table:table-row>
        <table:table-row table:style-name="ro1">
          <table:table-cell office:value-type="string">
            <text:p>213_javac</text:p>
          </table:table-cell>
          <table:table-cell office:value-type="float" office:value="12.21">
            <text:p>12.21</text:p>
          </table:table-cell>
          <table:table-cell office:value-type="float" office:value="20.01">
            <text:p>20.01</text:p>
          </table:table-cell>
          <table:table-cell office:value-type="float" office:value="14.31">
            <text:p>14.31</text:p>
          </table:table-cell>
          <table:table-cell office:value-type="float" office:value="55.54">
            <text:p>55.54</text:p>
          </table:table-cell>
          <table:table-cell table:formula="oooc:=[.D8]-[.B8]" office:value-type="float" office:value="2.1">
            <text:p>2.1</text:p>
          </table:table-cell>
          <table:table-cell table:formula="oooc:=[.E8]-[.B8]" office:value-type="float" office:value="43.33">
            <text:p>43.33</text:p>
          </table:table-cell>
          <table:table-cell table:style-name="ce3" office:value-type="float" office:value="668">
            <text:p>668</text:p>
          </table:table-cell>
          <table:table-cell table:style-name="ce3" office:value-type="float" office:value="2357">
            <text:p>2,357</text:p>
          </table:table-cell>
          <table:table-cell/>
          <table:table-cell office:value-type="float" office:value="363912961">
            <text:p>363912961</text:p>
          </table:table-cell>
          <table:table-cell office:value-type="float" office:value="108221328">
            <text:p>108221328</text:p>
          </table:table-cell>
          <table:table-cell table:style-name="ce8" table:formula="oooc:=[.L8]/([.K8]+[.L8])" office:value-type="percentage" office:value="0.229217259837698">
            <text:p>22.9%</text:p>
          </table:table-cell>
          <table:table-cell office:value-type="float" office:value="184259">
            <text:p>184259</text:p>
          </table:table-cell>
          <table:table-cell office:value-type="float" office:value="97471">
            <text:p>97471</text:p>
          </table:table-cell>
          <table:table-cell office:value-type="float" office:value="1394.6">
            <text:p>1394.6</text:p>
          </table:table-cell>
          <table:table-cell table:formula="oooc:=[.L8]/[.H8]" office:value-type="float" office:value="162007.976047904">
            <text:p>162007.98</text:p>
          </table:table-cell>
          <table:table-cell office:value-type="float" office:value="119874369">
            <text:p>119874369</text:p>
          </table:table-cell>
          <table:table-cell office:value-type="float" office:value="18815">
            <text:p>18815</text:p>
          </table:table-cell>
          <table:table-cell office:value-type="float" office:value="37716">
            <text:p>37716</text:p>
          </table:table-cell>
          <table:table-cell office:value-type="float" office:value="1577886">
            <text:p>1577886</text:p>
          </table:table-cell>
          <table:table-cell office:value-type="float" office:value="4091141">
            <text:p>4091141</text:p>
          </table:table-cell>
          <table:table-cell table:formula="oooc:=[.N8]-[.AA8]" office:value-type="float" office:value="111792">
            <text:p>111792</text:p>
          </table:table-cell>
          <table:table-cell table:formula="oooc:=[.O8]-[.AB8]" office:value-type="float" office:value="83923">
            <text:p>83923</text:p>
          </table:table-cell>
          <table:table-cell table:formula="oooc:=[.S8]" office:value-type="float" office:value="18815">
            <text:p>18815</text:p>
          </table:table-cell>
          <table:table-cell table:formula="oooc:=[.U8]" office:value-type="float" office:value="1577886">
            <text:p>1577886</text:p>
          </table:table-cell>
          <table:table-cell office:value-type="float" office:value="72467">
            <text:p>72467</text:p>
          </table:table-cell>
          <table:table-cell office:value-type="float" office:value="13548">
            <text:p>13548</text:p>
          </table:table-cell>
          <table:table-cell office:value-type="float" office:value="299874990">
            <text:p>299874990</text:p>
          </table:table-cell>
          <table:table-cell office:value-type="float" office:value="80983255">
            <text:p>80983255</text:p>
          </table:table-cell>
          <table:table-cell office:value-type="float" office:value="18241754">
            <text:p>18241754</text:p>
          </table:table-cell>
          <table:table-cell office:value-type="float" office:value="1471890">
            <text:p>1471890</text:p>
          </table:table-cell>
          <table:table-cell office:value-type="float" office:value="91527252">
            <text:p>91527252</text:p>
          </table:table-cell>
          <table:table-cell office:value-type="float" office:value="163429042">
            <text:p>163429042</text:p>
          </table:table-cell>
          <table:table-cell table:style-name="ce8" table:formula="oooc:=[.T8]/[.AC8]" office:value-type="percentage" office:value="0.000125772409362982">
            <text:p>0.0%</text:p>
          </table:table-cell>
          <table:table-cell table:style-name="ce8" table:formula="oooc:=[.S8]/[.Y8]" office:value-type="percentage" office:value="1">
            <text:p>100.0%</text:p>
          </table:table-cell>
          <table:table-cell table:style-name="ce8" table:formula="oooc:=([.S8]+[.T8])/[.K8]" office:value-type="percentage" office:value="0.000155342090165346">
            <text:p>0.0%</text:p>
          </table:table-cell>
        </table:table-row>
        <table:table-row table:style-name="ro1">
          <table:table-cell office:value-type="string">
            <text:p>222_mpegaudio</text:p>
          </table:table-cell>
          <table:table-cell office:value-type="float" office:value="10.42">
            <text:p>10.42</text:p>
          </table:table-cell>
          <table:table-cell office:value-type="float" office:value="41.12">
            <text:p>41.12</text:p>
          </table:table-cell>
          <table:table-cell office:value-type="float" office:value="10.48">
            <text:p>10.48</text:p>
          </table:table-cell>
          <table:table-cell office:value-type="float" office:value="44.51">
            <text:p>44.51</text:p>
          </table:table-cell>
          <table:table-cell table:formula="oooc:=[.D9]-[.B9]" office:value-type="float" office:value="0.0600000000000005">
            <text:p>0.06</text:p>
          </table:table-cell>
          <table:table-cell table:formula="oooc:=[.E9]-[.B9]" office:value-type="float" office:value="34.09">
            <text:p>34.09</text:p>
          </table:table-cell>
          <table:table-cell table:style-name="ce3" office:value-type="float" office:value="2991">
            <text:p>2,991</text:p>
          </table:table-cell>
          <table:table-cell table:style-name="ce3" office:value-type="float" office:value="4108">
            <text:p>4,108</text:p>
          </table:table-cell>
          <table:table-cell/>
          <table:table-cell office:value-type="float" office:value="33723">
            <text:p>33723</text:p>
          </table:table-cell>
          <table:table-cell office:value-type="float" office:value="7699">
            <text:p>7699</text:p>
          </table:table-cell>
          <table:table-cell table:style-name="ce8" table:formula="oooc:=[.L9]/([.K9]+[.L9])" office:value-type="percentage" office:value="0.185867413451789">
            <text:p>18.6%</text:p>
          </table:table-cell>
          <table:table-cell office:value-type="float" office:value="2217898692">
            <text:p>2217898692</text:p>
          </table:table-cell>
          <table:table-cell office:value-type="float" office:value="402878055">
            <text:p>402878055</text:p>
          </table:table-cell>
          <table:table-cell office:value-type="float" office:value="333.4">
            <text:p>333.4</text:p>
          </table:table-cell>
          <table:table-cell table:formula="oooc:=[.L9]/[.H9]" office:value-type="float" office:value="2.57405549983283">
            <text:p>2.57</text:p>
          </table:table-cell>
          <table:table-cell office:value-type="float" office:value="100219">
            <text:p>100219</text:p>
          </table:table-cell>
          <table:table-cell office:value-type="float" office:value="2718">
            <text:p>2718</text:p>
          </table:table-cell>
          <table:table-cell office:value-type="float" office:value="21089">
            <text:p>21089</text:p>
          </table:table-cell>
          <table:table-cell office:value-type="float" office:value="593">
            <text:p>593</text:p>
          </table:table-cell>
          <table:table-cell office:value-type="float" office:value="6696">
            <text:p>6696</text:p>
          </table:table-cell>
          <table:table-cell table:formula="oooc:=[.N9]-[.AA9]" office:value-type="float" office:value="1422288107">
            <text:p>1422288107</text:p>
          </table:table-cell>
          <table:table-cell table:formula="oooc:=[.O9]-[.AB9]" office:value-type="float" office:value="254658722">
            <text:p>254658722</text:p>
          </table:table-cell>
          <table:table-cell table:formula="oooc:=[.S9]" office:value-type="float" office:value="2718">
            <text:p>2718</text:p>
          </table:table-cell>
          <table:table-cell table:formula="oooc:=[.U9]" office:value-type="float" office:value="593">
            <text:p>593</text:p>
          </table:table-cell>
          <table:table-cell office:value-type="float" office:value="795610585">
            <text:p>795610585</text:p>
          </table:table-cell>
          <table:table-cell office:value-type="float" office:value="148219333">
            <text:p>148219333</text:p>
          </table:table-cell>
          <table:table-cell office:value-type="float" office:value="64774">
            <text:p>64774</text:p>
          </table:table-cell>
          <table:table-cell office:value-type="float" office:value="15831">
            <text:p>15831</text:p>
          </table:table-cell>
          <table:table-cell office:value-type="float" office:value="4704685">
            <text:p>4704685</text:p>
          </table:table-cell>
          <table:table-cell office:value-type="float" office:value="573239">
            <text:p>573239</text:p>
          </table:table-cell>
          <table:table-cell office:value-type="float" office:value="172663">
            <text:p>172663</text:p>
          </table:table-cell>
          <table:table-cell office:value-type="float" office:value="140283">
            <text:p>140283</text:p>
          </table:table-cell>
          <table:table-cell table:style-name="ce8" table:formula="oooc:=[.T9]/[.AC9]" office:value-type="percentage" office:value="0.32557816407818">
            <text:p>32.6%</text:p>
          </table:table-cell>
          <table:table-cell table:style-name="ce8" table:formula="oooc:=[.S9]/[.Y9]" office:value-type="percentage" office:value="1">
            <text:p>100.0%</text:p>
          </table:table-cell>
          <table:table-cell table:style-name="ce8" table:formula="oooc:=([.S9]+[.T9])/[.K9]" office:value-type="percentage" office:value="0.705957358479376">
            <text:p>70.6%</text:p>
          </table:table-cell>
        </table:table-row>
        <table:table-row table:style-name="ro1">
          <table:table-cell office:value-type="string">
            <text:p>228_jack</text:p>
          </table:table-cell>
          <table:table-cell office:value-type="float" office:value="6.62">
            <text:p>6.62</text:p>
          </table:table-cell>
          <table:table-cell office:value-type="float" office:value="10.11">
            <text:p>10.11</text:p>
          </table:table-cell>
          <table:table-cell office:value-type="float" office:value="15.79">
            <text:p>15.79</text:p>
          </table:table-cell>
          <table:table-cell office:value-type="float" office:value="52.22">
            <text:p>52.22</text:p>
          </table:table-cell>
          <table:table-cell table:formula="oooc:=[.D10]-[.B10]" office:value-type="float" office:value="9.17">
            <text:p>9.17</text:p>
          </table:table-cell>
          <table:table-cell table:formula="oooc:=[.E10]-[.B10]" office:value-type="float" office:value="45.6">
            <text:p>45.6</text:p>
          </table:table-cell>
          <table:table-cell table:style-name="ce3" office:value-type="float" office:value="12017041">
            <text:p>12,017,041</text:p>
          </table:table-cell>
          <table:table-cell table:style-name="ce3" office:value-type="float" office:value="12016887">
            <text:p>12,016,887</text:p>
          </table:table-cell>
          <table:table-cell/>
          <table:table-cell office:value-type="float" office:value="53067222">
            <text:p>53067222</text:p>
          </table:table-cell>
          <table:table-cell office:value-type="float" office:value="10845164">
            <text:p>10845164</text:p>
          </table:table-cell>
          <table:table-cell table:style-name="ce8" table:formula="oooc:=[.L10]/([.K10]+[.L10])" office:value-type="percentage" office:value="0.169687985048782">
            <text:p>17.0%</text:p>
          </table:table-cell>
          <table:table-cell office:value-type="float" office:value="84041337">
            <text:p>84041337</text:p>
          </table:table-cell>
          <table:table-cell office:value-type="float" office:value="39076021">
            <text:p>39076021</text:p>
          </table:table-cell>
          <table:table-cell office:value-type="float" office:value="45.9">
            <text:p>45.9</text:p>
          </table:table-cell>
          <table:table-cell table:formula="oooc:=[.L10]/[.H10]" office:value-type="float" office:value="0.902482066924795">
            <text:p>0.9</text:p>
          </table:table-cell>
          <table:table-cell office:value-type="float" office:value="14807085">
            <text:p>14807085</text:p>
          </table:table-cell>
          <table:table-cell office:value-type="float" office:value="6975837">
            <text:p>6975837</text:p>
          </table:table-cell>
          <table:table-cell office:value-type="float" office:value="14664437">
            <text:p>14664437</text:p>
          </table:table-cell>
          <table:table-cell office:value-type="float" office:value="2351170">
            <text:p>2351170</text:p>
          </table:table-cell>
          <table:table-cell office:value-type="float" office:value="382169">
            <text:p>382169</text:p>
          </table:table-cell>
          <table:table-cell office:value-type="float" office:value="23658863">
            <text:p>23658863</text:p>
          </table:table-cell>
          <table:table-cell office:value-type="float" office:value="18847429">
            <text:p>18847429</text:p>
          </table:table-cell>
          <table:table-cell office:value-type="float" office:value="9572303">
            <text:p>9572303</text:p>
          </table:table-cell>
          <table:table-cell office:value-type="float" office:value="4288341">
            <text:p>4288341</text:p>
          </table:table-cell>
          <table:table-cell office:value-type="float" office:value="60463867">
            <text:p>60463867</text:p>
          </table:table-cell>
          <table:table-cell office:value-type="float" office:value="20289777">
            <text:p>20289777</text:p>
          </table:table-cell>
          <table:table-cell office:value-type="float" office:value="43548314">
            <text:p>43548314</text:p>
          </table:table-cell>
          <table:table-cell office:value-type="float" office:value="6580162">
            <text:p>6580162</text:p>
          </table:table-cell>
          <table:table-cell office:value-type="float" office:value="439378571">
            <text:p>439378571</text:p>
          </table:table-cell>
          <table:table-cell office:value-type="float" office:value="598853922">
            <text:p>598853922</text:p>
          </table:table-cell>
          <table:table-cell office:value-type="float" office:value="181075267">
            <text:p>181075267</text:p>
          </table:table-cell>
          <table:table-cell office:value-type="float" office:value="15258090">
            <text:p>15258090</text:p>
          </table:table-cell>
          <table:table-cell table:style-name="ce8" table:formula="oooc:=[.T10]/[.AC10]" office:value-type="percentage" office:value="0.336739488927172">
            <text:p>33.7%</text:p>
          </table:table-cell>
          <table:table-cell table:style-name="ce8" table:formula="oooc:=[.S10]/[.Y10]" office:value-type="percentage" office:value="0.728752213547774">
            <text:p>72.9%</text:p>
          </table:table-cell>
          <table:table-cell table:style-name="ce8" table:formula="oooc:=([.S10]+[.T10])/[.K10]" office:value-type="percentage" office:value="0.407789840591241">
            <text:p>40.8%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table:number-columns-repeated="8"/>
          <table:table-cell table:style-name="ce7"/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st</text:p>
          </table:table-cell>
          <table:table-cell office:value-type="string">
            <text:p>r</text:p>
          </table:table-cell>
          <table:table-cell/>
          <table:table-cell office:value-type="string">
            <text:p>overhead</text:p>
          </table:table-cell>
          <table:table-cell table:number-columns-repeated="31"/>
        </table:table-row>
        <table:table-row table:style-name="ro1">
          <table:table-cell/>
          <table:table-cell table:formula="oooc:=[.H5]" office:value-type="float" office:value="4892829">
            <text:p>4892829</text:p>
          </table:table-cell>
          <table:table-cell table:formula="oooc:=[.H5]*[.P5]" office:value-type="float" office:value="6568622932.5">
            <text:p>6568622932.5</text:p>
          </table:table-cell>
          <table:table-cell table:formula="oooc:=[.K5]" office:value-type="float" office:value="36498899">
            <text:p>36498899</text:p>
          </table:table-cell>
          <table:table-cell/>
          <table:table-cell table:formula="oooc:=[.G5]" office:value-type="float" office:value="25.85">
            <text:p>25.85</text:p>
          </table:table-cell>
          <table:table-cell table:number-columns-repeated="31"/>
        </table:table-row>
        <table:table-row table:style-name="ro1">
          <table:table-cell/>
          <table:table-cell table:formula="oooc:=[.H6]" office:value-type="float" office:value="4177">
            <text:p>4177</text:p>
          </table:table-cell>
          <table:table-cell table:formula="oooc:=[.H6]*[.P6]" office:value-type="float" office:value="241430.6">
            <text:p>241430.6</text:p>
          </table:table-cell>
          <table:table-cell table:formula="oooc:=[.K6]" office:value-type="float" office:value="5603804">
            <text:p>5603804</text:p>
          </table:table-cell>
          <table:table-cell/>
          <table:table-cell table:formula="oooc:=[.G6]" office:value-type="float" office:value="8.14">
            <text:p>8.14</text:p>
          </table:table-cell>
          <table:table-cell table:number-columns-repeated="31"/>
        </table:table-row>
        <table:table-row table:style-name="ro1">
          <table:table-cell/>
          <table:table-cell table:formula="oooc:=[.H7]" office:value-type="float" office:value="45222742">
            <text:p>45222742</text:p>
          </table:table-cell>
          <table:table-cell table:formula="oooc:=[.H7]*[.P7]" office:value-type="float" office:value="1818555690868.6">
            <text:p>1818555690868.6</text:p>
          </table:table-cell>
          <table:table-cell table:formula="oooc:=[.K7]" office:value-type="float" office:value="183071304">
            <text:p>183071304</text:p>
          </table:table-cell>
          <table:table-cell/>
          <table:table-cell table:formula="oooc:=[.G7]" office:value-type="float" office:value="197.84">
            <text:p>197.84</text:p>
          </table:table-cell>
          <table:table-cell table:number-columns-repeated="31"/>
        </table:table-row>
        <table:table-row table:style-name="ro1">
          <table:table-cell/>
          <table:table-cell table:formula="oooc:=[.H8]" office:value-type="float" office:value="668">
            <text:p>668</text:p>
          </table:table-cell>
          <table:table-cell table:formula="oooc:=[.H8]*[.P8]" office:value-type="float" office:value="931592.8">
            <text:p>931592.8</text:p>
          </table:table-cell>
          <table:table-cell table:formula="oooc:=[.K8]" office:value-type="float" office:value="363912961">
            <text:p>363912961</text:p>
          </table:table-cell>
          <table:table-cell/>
          <table:table-cell table:formula="oooc:=[.G8]" office:value-type="float" office:value="43.33">
            <text:p>43.33</text:p>
          </table:table-cell>
          <table:table-cell table:number-columns-repeated="31"/>
        </table:table-row>
        <table:table-row table:style-name="ro1">
          <table:table-cell/>
          <table:table-cell table:formula="oooc:=[.H9]" office:value-type="float" office:value="2991">
            <text:p>2991</text:p>
          </table:table-cell>
          <table:table-cell table:formula="oooc:=[.H9]*[.P9]" office:value-type="float" office:value="997199.4">
            <text:p>997199.4</text:p>
          </table:table-cell>
          <table:table-cell table:formula="oooc:=[.K9]" office:value-type="float" office:value="33723">
            <text:p>33723</text:p>
          </table:table-cell>
          <table:table-cell/>
          <table:table-cell table:formula="oooc:=[.G9]" office:value-type="float" office:value="34.09">
            <text:p>34.09</text:p>
          </table:table-cell>
          <table:table-cell table:number-columns-repeated="31"/>
        </table:table-row>
        <table:table-row table:style-name="ro1">
          <table:table-cell/>
          <table:table-cell table:formula="oooc:=[.H10]" office:value-type="float" office:value="12017041">
            <text:p>12017041</text:p>
          </table:table-cell>
          <table:table-cell table:formula="oooc:=[.H10]*[.P10]" office:value-type="float" office:value="551582181.9">
            <text:p>551582181.9</text:p>
          </table:table-cell>
          <table:table-cell table:formula="oooc:=[.K10]" office:value-type="float" office:value="53067222">
            <text:p>53067222</text:p>
          </table:table-cell>
          <table:table-cell/>
          <table:table-cell table:formula="oooc:=[.G10]" office:value-type="float" office:value="45.6">
            <text:p>45.6</text:p>
          </table:table-cell>
          <table:table-cell table:number-columns-repeated="31"/>
        </table:table-row>
        <table:table-row table:style-name="ro1" table:number-rows-repeated="2">
          <table:table-cell table:number-columns-repeated="37"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# reads</text:p>
          </table:table-cell>
          <table:table-cell office:value-type="string">
            <text:p># writes</text:p>
          </table:table-cell>
          <table:table-cell/>
          <table:table-cell office:value-type="string">
            <text:p>overhead</text:p>
          </table:table-cell>
          <table:table-cell table:number-columns-repeated="31"/>
        </table:table-row>
        <table:table-row table:style-name="ro1">
          <table:table-cell/>
          <table:table-cell table:style-name="ce1" table:formula="oooc:=[.H5]" office:value-type="float" office:value="4892829">
            <text:p>4892829</text:p>
          </table:table-cell>
          <table:table-cell table:style-name="ce1" table:formula="oooc:=[.K5]+[.N5]" office:value-type="float" office:value="356368802">
            <text:p>356368802</text:p>
          </table:table-cell>
          <table:table-cell table:style-name="ce1" table:formula="oooc:=[.O5]+[.L5]" office:value-type="float" office:value="48773055">
            <text:p>48773055</text:p>
          </table:table-cell>
          <table:table-cell/>
          <table:table-cell table:formula="oooc:=[.C5]-[.B5]" office:value-type="float" office:value="5.52">
            <text:p>5.52</text:p>
          </table:table-cell>
          <table:table-cell table:number-columns-repeated="31"/>
        </table:table-row>
        <table:table-row table:style-name="ro1">
          <table:table-cell/>
          <table:table-cell table:style-name="ce1" table:formula="oooc:=[.H6]" office:value-type="float" office:value="4177">
            <text:p>4177</text:p>
          </table:table-cell>
          <table:table-cell table:style-name="ce1" table:formula="oooc:=[.K6]+[.N6]" office:value-type="float" office:value="368190502">
            <text:p>368190502</text:p>
          </table:table-cell>
          <table:table-cell table:style-name="ce1" table:formula="oooc:=[.O6]+[.L6]" office:value-type="float" office:value="51815161">
            <text:p>51815161</text:p>
          </table:table-cell>
          <table:table-cell/>
          <table:table-cell table:formula="oooc:=[.C6]-[.B6]" office:value-type="float" office:value="4.59">
            <text:p>4.59</text:p>
          </table:table-cell>
          <table:table-cell table:number-columns-repeated="31"/>
        </table:table-row>
        <table:table-row table:style-name="ro1">
          <table:table-cell/>
          <table:table-cell table:style-name="ce1" table:formula="oooc:=[.H7]" office:value-type="float" office:value="45222742">
            <text:p>45222742</text:p>
          </table:table-cell>
          <table:table-cell table:style-name="ce1" table:formula="oooc:=[.K7]+[.N7]" office:value-type="float" office:value="802165444">
            <text:p>802165444</text:p>
          </table:table-cell>
          <table:table-cell table:style-name="ce1" table:formula="oooc:=[.O7]+[.L7]" office:value-type="float" office:value="45917064">
            <text:p>45917064</text:p>
          </table:table-cell>
          <table:table-cell/>
          <table:table-cell table:formula="oooc:=[.C7]-[.B7]" office:value-type="float" office:value="2.82">
            <text:p>2.82</text:p>
          </table:table-cell>
          <table:table-cell table:number-columns-repeated="31"/>
        </table:table-row>
        <table:table-row table:style-name="ro1">
          <table:table-cell/>
          <table:table-cell table:style-name="ce1" table:formula="oooc:=[.H8]" office:value-type="float" office:value="668">
            <text:p>668</text:p>
          </table:table-cell>
          <table:table-cell table:style-name="ce1" table:formula="oooc:=[.K8]+[.N8]" office:value-type="float" office:value="364097220">
            <text:p>364097220</text:p>
          </table:table-cell>
          <table:table-cell table:style-name="ce1" table:formula="oooc:=[.O8]+[.L8]" office:value-type="float" office:value="108318799">
            <text:p>108318799</text:p>
          </table:table-cell>
          <table:table-cell/>
          <table:table-cell table:formula="oooc:=[.C8]-[.B8]" office:value-type="float" office:value="7.8">
            <text:p>7.8</text:p>
          </table:table-cell>
          <table:table-cell table:number-columns-repeated="31"/>
        </table:table-row>
        <table:table-row table:style-name="ro1">
          <table:table-cell/>
          <table:table-cell table:style-name="ce1" table:formula="oooc:=[.H9]" office:value-type="float" office:value="2991">
            <text:p>2991</text:p>
          </table:table-cell>
          <table:table-cell table:style-name="ce1" table:formula="oooc:=[.K9]+[.N9]" office:value-type="float" office:value="2217932415">
            <text:p>2217932415</text:p>
          </table:table-cell>
          <table:table-cell table:style-name="ce1" table:formula="oooc:=[.O9]+[.L9]" office:value-type="float" office:value="402885754">
            <text:p>402885754</text:p>
          </table:table-cell>
          <table:table-cell/>
          <table:table-cell table:formula="oooc:=[.C9]-[.B9]" office:value-type="float" office:value="30.7">
            <text:p>30.7</text:p>
          </table:table-cell>
          <table:table-cell table:number-columns-repeated="31"/>
        </table:table-row>
        <table:table-row table:style-name="ro1">
          <table:table-cell/>
          <table:table-cell table:style-name="ce1" table:formula="oooc:=[.H10]" office:value-type="float" office:value="12017041">
            <text:p>12017041</text:p>
          </table:table-cell>
          <table:table-cell table:style-name="ce1" table:formula="oooc:=[.K10]+[.N10]" office:value-type="float" office:value="137108559">
            <text:p>137108559</text:p>
          </table:table-cell>
          <table:table-cell table:style-name="ce1" table:formula="oooc:=[.O10]+[.L10]" office:value-type="float" office:value="49921185">
            <text:p>49921185</text:p>
          </table:table-cell>
          <table:table-cell/>
          <table:table-cell table:formula="oooc:=[.C10]-[.B10]" office:value-type="float" office:value="3.49">
            <text:p>3.49</text:p>
          </table:table-cell>
          <table:table-cell table:number-columns-repeated="31"/>
        </table:table-row>
        <table:table-row table:style-name="ro1" table:number-rows-repeated="2">
          <table:table-cell table:number-columns-repeated="37"/>
        </table:table-row>
        <table:table-row table:style-name="ro1">
          <table:table-cell/>
          <table:table-cell office:value-type="string">
            <text:p>read rate</text:p>
          </table:table-cell>
          <table:table-cell office:value-type="string">
            <text:p>write rate</text:p>
          </table:table-cell>
          <table:table-cell office:value-type="string">
            <text:p>% overhead</text:p>
          </table:table-cell>
          <table:table-cell table:number-columns-repeated="33"/>
        </table:table-row>
        <table:table-row table:style-name="ro1">
          <table:table-cell table:formula="oooc:=[.A4]" office:value-type="string" office:string-value="201_compress">
            <text:p>201_compress</text:p>
          </table:table-cell>
          <table:table-cell table:number-columns-repeated="36"/>
        </table:table-row>
        <table:table-row table:style-name="ro1">
          <table:table-cell table:formula="oooc:=[.A5]" office:value-type="string" office:string-value="202_jess">
            <text:p>202_jess</text:p>
          </table:table-cell>
          <table:table-cell table:formula="oooc:=[.C24]/[.B5]" office:value-type="float" office:value="29746978.4641068">
            <text:p>29746978.46</text:p>
          </table:table-cell>
          <table:table-cell table:formula="oooc:=[.D24]/[.B5]" office:value-type="float" office:value="4071206.59432387">
            <text:p>4071206.59</text:p>
          </table:table-cell>
          <table:table-cell table:formula="oooc:=[.F24]/[.B5]" office:value-type="float" office:value="0.460767946577629">
            <text:p>0.46</text:p>
          </table:table-cell>
          <table:table-cell table:number-columns-repeated="33"/>
        </table:table-row>
        <table:table-row table:style-name="ro1">
          <table:table-cell table:formula="oooc:=[.A6]" office:value-type="string" office:string-value="205_raytrace">
            <text:p>205_raytrace</text:p>
          </table:table-cell>
          <table:table-cell table:formula="oooc:=[.C25]/[.B6]" office:value-type="float" office:value="26507595.5363571">
            <text:p>26507595.54</text:p>
          </table:table-cell>
          <table:table-cell table:formula="oooc:=[.D25]/[.B6]" office:value-type="float" office:value="3730393.16054716">
            <text:p>3730393.16</text:p>
          </table:table-cell>
          <table:table-cell table:formula="oooc:=[.F25]/[.B6]" office:value-type="float" office:value="0.330453563714903">
            <text:p>0.33</text:p>
          </table:table-cell>
          <table:table-cell table:number-columns-repeated="33"/>
        </table:table-row>
        <table:table-row table:style-name="ro1">
          <table:table-cell table:formula="oooc:=[.A7]" office:value-type="string" office:string-value="209_db">
            <text:p>209_db</text:p>
          </table:table-cell>
          <table:table-cell table:formula="oooc:=[.C26]/[.B7]" office:value-type="float" office:value="23565377.3207991">
            <text:p>23565377.32</text:p>
          </table:table-cell>
          <table:table-cell table:formula="oooc:=[.D26]/[.B7]" office:value-type="float" office:value="1348914.92361927">
            <text:p>1348914.92</text:p>
          </table:table-cell>
          <table:table-cell table:formula="oooc:=[.F26]/[.B7]" office:value-type="float" office:value="0.0828437132784959">
            <text:p>0.08</text:p>
          </table:table-cell>
          <table:table-cell table:number-columns-repeated="33"/>
        </table:table-row>
        <table:table-row table:style-name="ro1">
          <table:table-cell table:formula="oooc:=[.A8]" office:value-type="string" office:string-value="213_javac">
            <text:p>213_javac</text:p>
          </table:table-cell>
          <table:table-cell table:formula="oooc:=[.C27]/[.B8]" office:value-type="float" office:value="29819592.1375921">
            <text:p>29819592.14</text:p>
          </table:table-cell>
          <table:table-cell table:formula="oooc:=[.D27]/[.B8]" office:value-type="float" office:value="8871318.50941851">
            <text:p>8871318.51</text:p>
          </table:table-cell>
          <table:table-cell table:formula="oooc:=[.F27]/[.B8]" office:value-type="float" office:value="0.638820638820639">
            <text:p>0.64</text:p>
          </table:table-cell>
          <table:table-cell table:number-columns-repeated="33"/>
        </table:table-row>
        <table:table-row table:style-name="ro1">
          <table:table-cell table:formula="oooc:=[.A9]" office:value-type="string" office:string-value="222_mpegaudio">
            <text:p>222_mpegaudio</text:p>
          </table:table-cell>
          <table:table-cell table:formula="oooc:=[.C28]/[.B9]" office:value-type="float" office:value="212853398.752399">
            <text:p>212853398.75</text:p>
          </table:table-cell>
          <table:table-cell table:formula="oooc:=[.D28]/[.B9]" office:value-type="float" office:value="38664659.6928983">
            <text:p>38664659.69</text:p>
          </table:table-cell>
          <table:table-cell table:formula="oooc:=[.F28]/[.B9]" office:value-type="float" office:value="2.94625719769674">
            <text:p>2.95</text:p>
          </table:table-cell>
          <table:table-cell table:number-columns-repeated="33"/>
        </table:table-row>
        <table:table-row table:style-name="ro1">
          <table:table-cell table:formula="oooc:=[.A10]" office:value-type="string" office:string-value="228_jack">
            <text:p>228_jack</text:p>
          </table:table-cell>
          <table:table-cell table:formula="oooc:=[.C29]/[.B10]" office:value-type="float" office:value="20711262.6888218">
            <text:p>20711262.69</text:p>
          </table:table-cell>
          <table:table-cell table:formula="oooc:=[.D29]/[.B10]" office:value-type="float" office:value="7540964.50151057">
            <text:p>7540964.5</text:p>
          </table:table-cell>
          <table:table-cell table:formula="oooc:=[.F29]/[.B10]" office:value-type="float" office:value="0.527190332326284">
            <text:p>0.53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string">
            <text:p>NT</text:p>
          </table:table-cell>
          <table:table-cell/>
          <table:table-cell office:value-type="string">
            <text:p># trans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NT read rate</text:p>
          </table:table-cell>
          <table:table-cell office:value-type="string">
            <text:p>NT write rate</text:p>
          </table:table-cell>
          <table:table-cell office:value-type="string">
            <text:p>T read rate</text:p>
          </table:table-cell>
          <table:table-cell office:value-type="string">
            <text:p>T write rate</text:p>
          </table:table-cell>
          <table:table-cell office:value-type="string">
            <text:p><text:s/>t * sz / time</text:p>
          </table:table-cell>
          <table:table-cell office:value-type="string">
            <text:p>write*sz/time</text:p>
          </table:table-cell>
          <table:table-cell office:value-type="string">
            <text:p>trans rate</text:p>
          </table:table-cell>
          <table:table-cell office:value-type="string">
            <text:p>% overhead</text:p>
          </table:table-cell>
          <table:table-cell office:value-type="string">
            <text:p>predicted</text:p>
          </table:table-cell>
          <table:table-cell office:value-type="string">
            <text:p>remaining</text:p>
          </table:table-cell>
          <table:table-cell office:value-type="string">
            <text:p>predicted</text:p>
          </table:table-cell>
          <table:table-cell office:value-type="string">
            <text:p>remaining</text:p>
          </table:table-cell>
          <table:table-cell office:value-type="string">
            <text:p>virgin write rate</text:p>
          </table:table-cell>
          <table:table-cell office:value-type="string">
            <text:p>vir wr * sz</text:p>
          </table:table-cell>
          <table:table-cell table:number-columns-repeated="22"/>
        </table:table-row>
        <table:table-row table:style-name="ro1">
          <table:table-cell table:formula="oooc:=[.A34]" office:value-type="string" office:string-value="202_jess">
            <text:p>202_jess</text:p>
          </table:table-cell>
          <table:table-cell table:formula="oooc:=[.N5]/[.B5]" office:value-type="float" office:value="26700325.7929883">
            <text:p>26700325.79</text:p>
          </table:table-cell>
          <table:table-cell table:formula="oooc:=[.O5]/[.B5]" office:value-type="float" office:value="4054333.639399">
            <text:p>4054333.64</text:p>
          </table:table-cell>
          <table:table-cell table:formula="oooc:=[.K5]/[.B5]" office:value-type="float" office:value="3046652.67111853">
            <text:p>3046652.67</text:p>
          </table:table-cell>
          <table:table-cell table:formula="oooc:=[.L5]/[.B5]" office:value-type="float" office:value="16872.9549248748">
            <text:p>16872.95</text:p>
          </table:table-cell>
          <table:table-cell table:formula="oooc:=[.H5]*[.P5]/[.B5]" office:value-type="float" office:value="548299076.168614">
            <text:p>548299076.17</text:p>
          </table:table-cell>
          <table:table-cell table:formula="oooc:=[.L5]*[.P5]/[.B5]" office:value-type="float" office:value="22651941.9866444">
            <text:p>22651941.99</text:p>
          </table:table-cell>
          <table:table-cell table:formula="oooc:=[.H5]/[.B5]" office:value-type="float" office:value="408416.444073456">
            <text:p>408416.44</text:p>
          </table:table-cell>
          <table:table-cell table:formula="oooc:=[.G5]/[.B5]" office:value-type="float" office:value="2.15776293823038">
            <text:p>2.16</text:p>
          </table:table-cell>
          <table:table-cell table:formula="oooc:=([.B42]*0.0000000024) + ([.C42]*0.0000000635)" office:value-type="float" office:value="0.321530968005008">
            <text:p>0.32</text:p>
          </table:table-cell>
          <table:table-cell table:formula="oooc:=[.I42]-[.J42]" office:value-type="float" office:value="1.83623197022538">
            <text:p>1.84</text:p>
          </table:table-cell>
          <table:table-cell table:style-name="ce4" table:formula="oooc:=[.E50]" office:value-type="float" office:value="0.367512099115192">
            <text:p>0.3675</text:p>
          </table:table-cell>
          <table:table-cell table:formula="oooc:=[.K42]-[.L42]" office:value-type="float" office:value="1.46871987111018">
            <text:p>1.47</text:p>
          </table:table-cell>
          <table:table-cell table:formula="oooc:=SUM([.U5:.V5])/[.B5]" office:value-type="float" office:value="5290.6510851419">
            <text:p>5290.65</text:p>
          </table:table-cell>
          <table:table-cell table:formula="oooc:=[.N42]*[.P5]" office:value-type="float" office:value="7102699.08180301">
            <text:p>7102699.08</text:p>
          </table:table-cell>
          <table:table-cell table:number-columns-repeated="22"/>
        </table:table-row>
        <table:table-row table:style-name="ro1">
          <table:table-cell table:formula="oooc:=[.A35]" office:value-type="string" office:string-value="205_raytrace">
            <text:p>205_raytrace</text:p>
          </table:table-cell>
          <table:table-cell table:formula="oooc:=[.N6]/[.B6]" office:value-type="float" office:value="26104153.9236861">
            <text:p>26104153.92</text:p>
          </table:table-cell>
          <table:table-cell table:formula="oooc:=[.O6]/[.B6]" office:value-type="float" office:value="3608662.13102952">
            <text:p>3608662.13</text:p>
          </table:table-cell>
          <table:table-cell table:formula="oooc:=[.K6]/[.B6]" office:value-type="float" office:value="403441.612670986">
            <text:p>403441.61</text:p>
          </table:table-cell>
          <table:table-cell table:formula="oooc:=[.L6]/[.B6]" office:value-type="float" office:value="121731.029517639">
            <text:p>121731.03</text:p>
          </table:table-cell>
          <table:table-cell table:formula="oooc:=[.H6]*[.P6]/[.B6]" office:value-type="float" office:value="17381.6126709863">
            <text:p>17381.61</text:p>
          </table:table-cell>
          <table:table-cell table:formula="oooc:=[.L6]*[.P6]/[.B6]" office:value-type="float" office:value="7036053.50611951">
            <text:p>7036053.51</text:p>
          </table:table-cell>
          <table:table-cell table:formula="oooc:=[.H6]/[.B6]" office:value-type="float" office:value="300.719942404608">
            <text:p>300.72</text:p>
          </table:table-cell>
          <table:table-cell table:formula="oooc:=[.G6]/[.B6]" office:value-type="float" office:value="0.586033117350612">
            <text:p>0.59</text:p>
          </table:table-cell>
          <table:table-cell table:formula="oooc:=([.B43]*0.0000000024) + ([.C43]*0.0000000635)" office:value-type="float" office:value="0.291800014737221">
            <text:p>0.29</text:p>
          </table:table-cell>
          <table:table-cell table:formula="oooc:=[.I43]-[.J43]" office:value-type="float" office:value="0.294233102613391">
            <text:p>0.29</text:p>
          </table:table-cell>
          <table:table-cell table:style-name="ce4" table:formula="oooc:=[.E51]" office:value-type="float" office:value="0.0026902079049676">
            <text:p>0.0027</text:p>
          </table:table-cell>
          <table:table-cell table:formula="oooc:=[.K43]-[.L43]" office:value-type="float" office:value="0.291542894708423">
            <text:p>0.29</text:p>
          </table:table-cell>
          <table:table-cell table:formula="oooc:=SUM([.U6:.V6])/[.B6]" office:value-type="float" office:value="10832.5413966883">
            <text:p>10832.54</text:p>
          </table:table-cell>
          <table:table-cell table:formula="oooc:=[.N43]*[.P6]" office:value-type="float" office:value="626120.892728582">
            <text:p>626120.89</text:p>
          </table:table-cell>
          <table:table-cell table:number-columns-repeated="22"/>
        </table:table-row>
        <table:table-row table:style-name="ro1">
          <table:table-cell table:formula="oooc:=[.A36]" office:value-type="string" office:string-value="209_db">
            <text:p>209_db</text:p>
          </table:table-cell>
          <table:table-cell table:formula="oooc:=[.N7]/[.B7]" office:value-type="float" office:value="18187254.4065805">
            <text:p>18187254.41</text:p>
          </table:table-cell>
          <table:table-cell table:formula="oooc:=[.O7]/[.B7]" office:value-type="float" office:value="987483.783783784">
            <text:p>987483.78</text:p>
          </table:table-cell>
          <table:table-cell table:formula="oooc:=[.K7]/[.B7]" office:value-type="float" office:value="5378122.91421857">
            <text:p>5378122.91</text:p>
          </table:table-cell>
          <table:table-cell table:formula="oooc:=[.L7]/[.B7]" office:value-type="float" office:value="361431.139835488">
            <text:p>361431.14</text:p>
          </table:table-cell>
          <table:table-cell table:formula="oooc:=[.H7]*[.P7]/[.B7]" office:value-type="float" office:value="53424080225.282">
            <text:p>53424080225.28</text:p>
          </table:table-cell>
          <table:table-cell table:formula="oooc:=[.L7]*[.P7]/[.B7]" office:value-type="float" office:value="14534338855.5464">
            <text:p>14534338855.55</text:p>
          </table:table-cell>
          <table:table-cell table:formula="oooc:=[.H7]/[.B7]" office:value-type="float" office:value="1328517.68507638">
            <text:p>1328517.69</text:p>
          </table:table-cell>
          <table:table-cell table:formula="oooc:=[.G7]/[.B7]" office:value-type="float" office:value="5.81198589894242">
            <text:p>5.81</text:p>
          </table:table-cell>
          <table:table-cell table:formula="oooc:=([.B44]*0.0000000024) + ([.C44]*0.0000000635)" office:value-type="float" office:value="0.106354630846063">
            <text:p>0.11</text:p>
          </table:table-cell>
          <table:table-cell table:formula="oooc:=[.I44]-[.J44]" office:value-type="float" office:value="5.70563126809636">
            <text:p>5.71</text:p>
          </table:table-cell>
          <table:table-cell table:style-name="ce4" table:formula="oooc:=[.E52]" office:value-type="float" office:value="1.17256143361927">
            <text:p>1.1726</text:p>
          </table:table-cell>
          <table:table-cell table:formula="oooc:=[.K44]-[.L44]" office:value-type="float" office:value="4.53306983447709">
            <text:p>4.53</text:p>
          </table:table-cell>
          <table:table-cell table:formula="oooc:=SUM([.U7:.V7])/[.B7]" office:value-type="float" office:value="90648.9717978848">
            <text:p>90648.97</text:p>
          </table:table-cell>
          <table:table-cell table:formula="oooc:=[.N44]*[.P7]" office:value-type="float" office:value="3645294297.59988">
            <text:p>3645294297.6</text:p>
          </table:table-cell>
          <table:table-cell table:number-columns-repeated="22"/>
        </table:table-row>
        <table:table-row table:style-name="ro1">
          <table:table-cell table:formula="oooc:=[.A37]" office:value-type="string" office:string-value="213_javac">
            <text:p>213_javac</text:p>
          </table:table-cell>
          <table:table-cell table:formula="oooc:=[.N8]/[.B8]" office:value-type="float" office:value="15090.8271908272">
            <text:p>15090.83</text:p>
          </table:table-cell>
          <table:table-cell table:formula="oooc:=[.O8]/[.B8]" office:value-type="float" office:value="7982.88288288288">
            <text:p>7982.88</text:p>
          </table:table-cell>
          <table:table-cell table:formula="oooc:=[.K8]/[.B8]" office:value-type="float" office:value="29804501.3104013">
            <text:p>29804501.31</text:p>
          </table:table-cell>
          <table:table-cell table:formula="oooc:=[.L8]/[.B8]" office:value-type="float" office:value="8863335.62653563">
            <text:p>8863335.63</text:p>
          </table:table-cell>
          <table:table-cell table:formula="oooc:=[.H8]*[.P8]/[.B8]" office:value-type="float" office:value="76297.5266175266">
            <text:p>76297.53</text:p>
          </table:table-cell>
          <table:table-cell table:formula="oooc:=[.L8]*[.P8]/[.B8]" office:value-type="float" office:value="12360807864.7666">
            <text:p>12360807864.77</text:p>
          </table:table-cell>
          <table:table-cell table:formula="oooc:=[.H8]/[.B8]" office:value-type="float" office:value="54.7092547092547">
            <text:p>54.71</text:p>
          </table:table-cell>
          <table:table-cell table:formula="oooc:=[.G8]/[.B8]" office:value-type="float" office:value="3.54873054873055">
            <text:p>3.55</text:p>
          </table:table-cell>
          <table:table-cell table:formula="oooc:=([.B45]*0.0000000024) + ([.C45]*0.0000000635)" office:value-type="float" office:value="0.000543131048321048">
            <text:p>0</text:p>
          </table:table-cell>
          <table:table-cell table:formula="oooc:=[.I45]-[.J45]" office:value-type="float" office:value="3.54818741768223">
            <text:p>3.55</text:p>
          </table:table-cell>
          <table:table-cell table:style-name="ce4" table:formula="oooc:=[.E53]" office:value-type="float" office:value="0.178729292039312">
            <text:p>0.1787</text:p>
          </table:table-cell>
          <table:table-cell table:formula="oooc:=[.K45]-[.L45]" office:value-type="float" office:value="3.36945812564292">
            <text:p>3.37</text:p>
          </table:table-cell>
          <table:table-cell table:formula="oooc:=SUM([.U8:.V8])/[.B8]" office:value-type="float" office:value="464293.775593776">
            <text:p>464293.78</text:p>
          </table:table-cell>
          <table:table-cell table:formula="oooc:=[.N45]*[.P8]" office:value-type="float" office:value="647504099.443079">
            <text:p>647504099.44</text:p>
          </table:table-cell>
          <table:table-cell table:number-columns-repeated="22"/>
        </table:table-row>
        <table:table-row table:style-name="ro1">
          <table:table-cell table:formula="oooc:=[.A38]" office:value-type="string" office:string-value="222_mpegaudio">
            <text:p>222_mpegaudio</text:p>
          </table:table-cell>
          <table:table-cell table:formula="oooc:=[.N9]/[.B9]" office:value-type="float" office:value="212850162.380038">
            <text:p>212850162.38</text:p>
          </table:table-cell>
          <table:table-cell table:formula="oooc:=[.O9]/[.B9]" office:value-type="float" office:value="38663920.8253359">
            <text:p>38663920.83</text:p>
          </table:table-cell>
          <table:table-cell table:formula="oooc:=[.K9]/[.B9]" office:value-type="float" office:value="3236.37236084453">
            <text:p>3236.37</text:p>
          </table:table-cell>
          <table:table-cell table:formula="oooc:=[.L9]/[.B9]" office:value-type="float" office:value="738.867562380038">
            <text:p>738.87</text:p>
          </table:table-cell>
          <table:table-cell table:formula="oooc:=[.H9]*[.P9]/[.B9]" office:value-type="float" office:value="95700.5182341651">
            <text:p>95700.52</text:p>
          </table:table-cell>
          <table:table-cell table:formula="oooc:=[.L9]*[.P9]/[.B9]" office:value-type="float" office:value="246338.445297505">
            <text:p>246338.45</text:p>
          </table:table-cell>
          <table:table-cell table:formula="oooc:=[.H9]/[.B9]" office:value-type="float" office:value="287.044145873321">
            <text:p>287.04</text:p>
          </table:table-cell>
          <table:table-cell table:formula="oooc:=[.G9]/[.B9]" office:value-type="float" office:value="3.27159309021113">
            <text:p>3.27</text:p>
          </table:table-cell>
          <table:table-cell table:formula="oooc:=([.B46]*0.0000000024) + ([.C46]*0.0000000635)" office:value-type="float" office:value="2.96599936212092">
            <text:p>2.97</text:p>
          </table:table-cell>
          <table:table-cell table:formula="oooc:=[.I46]-[.J46]" office:value-type="float" office:value="0.30559372809021">
            <text:p>0.31</text:p>
          </table:table-cell>
          <table:table-cell table:style-name="ce4" table:formula="oooc:=[.E54]" office:value-type="float" office:value="0.000420469366602687">
            <text:p>0.0004</text:p>
          </table:table-cell>
          <table:table-cell table:formula="oooc:=[.K46]-[.L46]" office:value-type="float" office:value="0.305173258723608">
            <text:p>0.31</text:p>
          </table:table-cell>
          <table:table-cell table:formula="oooc:=SUM([.U9:.V9])/[.B9]" office:value-type="float" office:value="699.520153550864">
            <text:p>699.52</text:p>
          </table:table-cell>
          <table:table-cell table:formula="oooc:=[.N46]*[.P9]" office:value-type="float" office:value="233220.019193858">
            <text:p>233220.02</text:p>
          </table:table-cell>
          <table:table-cell table:number-columns-repeated="22"/>
        </table:table-row>
        <table:table-row table:style-name="ro1">
          <table:table-cell table:formula="oooc:=[.A39]" office:value-type="string" office:string-value="228_jack">
            <text:p>228_jack</text:p>
          </table:table-cell>
          <table:table-cell table:formula="oooc:=[.N10]/[.B10]" office:value-type="float" office:value="12695066.0120846">
            <text:p>12695066.01</text:p>
          </table:table-cell>
          <table:table-cell table:formula="oooc:=[.O10]/[.B10]" office:value-type="float" office:value="5902722.20543807">
            <text:p>5902722.21</text:p>
          </table:table-cell>
          <table:table-cell table:formula="oooc:=[.K10]/[.B10]" office:value-type="float" office:value="8016196.67673716">
            <text:p>8016196.68</text:p>
          </table:table-cell>
          <table:table-cell table:formula="oooc:=[.L10]/[.B10]" office:value-type="float" office:value="1638242.29607251">
            <text:p>1638242.3</text:p>
          </table:table-cell>
          <table:table-cell table:formula="oooc:=[.H10]*[.P10]/[.B10]" office:value-type="float" office:value="83320571.2839879">
            <text:p>83320571.28</text:p>
          </table:table-cell>
          <table:table-cell table:formula="oooc:=[.L10]*[.P10]/[.B10]" office:value-type="float" office:value="75195321.3897281">
            <text:p>75195321.39</text:p>
          </table:table-cell>
          <table:table-cell table:formula="oooc:=[.H10]/[.B10]" office:value-type="float" office:value="1815262.99093656">
            <text:p>1815262.99</text:p>
          </table:table-cell>
          <table:table-cell table:formula="oooc:=[.G10]/[.B10]" office:value-type="float" office:value="6.88821752265861">
            <text:p>6.89</text:p>
          </table:table-cell>
          <table:table-cell table:formula="oooc:=([.B47]*0.0000000024) + ([.C47]*0.0000000635)" office:value-type="float" office:value="0.40529101847432">
            <text:p>0.41</text:p>
          </table:table-cell>
          <table:table-cell table:formula="oooc:=[.I47]-[.J47]" office:value-type="float" office:value="6.48292650418429">
            <text:p>6.48</text:p>
          </table:table-cell>
          <table:table-cell table:style-name="ce4" table:formula="oooc:=[.E55]" office:value-type="float" office:value="1.59275815740181">
            <text:p>1.5928</text:p>
          </table:table-cell>
          <table:table-cell table:formula="oooc:=[.K47]-[.L47]" office:value-type="float" office:value="4.89016834678248">
            <text:p>4.89</text:p>
          </table:table-cell>
          <table:table-cell table:formula="oooc:=SUM([.U10:.V10])/[.B10]" office:value-type="float" office:value="412891.087613293">
            <text:p>412891.09</text:p>
          </table:table-cell>
          <table:table-cell table:formula="oooc:=[.N47]*[.P10]" office:value-type="float" office:value="18951700.9214501">
            <text:p>18951700.92</text:p>
          </table:table-cell>
          <table:table-cell table:number-columns-repeated="22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transaction rate</text:p>
          </table:table-cell>
          <table:table-cell office:value-type="string">
            <text:p>T access rate</text:p>
          </table:table-cell>
          <table:table-cell office:value-type="string">
            <text:p>T call rate</text:p>
          </table:table-cell>
          <table:table-cell office:value-type="string">
            <text:p>Predicted</text:p>
          </table:table-cell>
          <table:table-cell office:value-type="string">
            <text:p>NOT overhead</text:p>
          </table:table-cell>
          <table:table-cell office:value-type="string">
            <text:p>error</text:p>
          </table:table-cell>
          <table:table-cell table:number-columns-repeated="30"/>
        </table:table-row>
        <table:table-row table:style-name="ro1">
          <table:table-cell table:formula="oooc:=[.A34]" office:value-type="string" office:string-value="202_jess">
            <text:p>202_jess</text:p>
          </table:table-cell>
          <table:table-cell table:formula="oooc:=[.H42]" office:value-type="float" office:value="408416.444073456">
            <text:p>408416.44</text:p>
          </table:table-cell>
          <table:table-cell table:formula="oooc:=[.D42]+[.E42]" office:value-type="float" office:value="3063525.62604341">
            <text:p>3063525.63</text:p>
          </table:table-cell>
          <table:table-cell table:formula="oooc:=[.R5]/[.B5]" office:value-type="float" office:value="1006375.79298831">
            <text:p>1006375.79</text:p>
          </table:table-cell>
          <table:table-cell table:formula="oooc:=[.B50]*0.000000855 + [.D50]*0.0000000182" office:value-type="float" office:value="0.367512099115192">
            <text:p>0.37</text:p>
          </table:table-cell>
          <table:table-cell table:formula="oooc:=[.F5]/[.B5]" office:value-type="float" office:value="0.304674457429048">
            <text:p>0.3</text:p>
          </table:table-cell>
          <table:table-cell table:style-name="ce5" table:formula="oooc:=ABS([.E50]-[.F50])/[.F50]" office:value-type="percentage" office:value="0.206245191068493">
            <text:p>21%</text:p>
          </table:table-cell>
          <table:table-cell table:number-columns-repeated="30"/>
        </table:table-row>
        <table:table-row table:style-name="ro1">
          <table:table-cell table:formula="oooc:=[.A35]" office:value-type="string" office:string-value="205_raytrace">
            <text:p>205_raytrace</text:p>
          </table:table-cell>
          <table:table-cell table:formula="oooc:=[.H43]" office:value-type="float" office:value="300.719942404608">
            <text:p>300.72</text:p>
          </table:table-cell>
          <table:table-cell table:formula="oooc:=[.D43]+[.E43]" office:value-type="float" office:value="525172.642188625">
            <text:p>525172.64</text:p>
          </table:table-cell>
          <table:table-cell table:formula="oooc:=[.R6]/[.B6]" office:value-type="float" office:value="133686.393088553">
            <text:p>133686.39</text:p>
          </table:table-cell>
          <table:table-cell table:formula="oooc:=[.B51]*0.000000855 + [.D51]*0.0000000182" office:value-type="float" office:value="0.0026902079049676">
            <text:p>0</text:p>
          </table:table-cell>
          <table:table-cell table:formula="oooc:=[.F6]/[.B6]" office:value-type="float" office:value="0.0575953923686104">
            <text:p>0.06</text:p>
          </table:table-cell>
          <table:table-cell table:style-name="ce5" table:formula="oooc:=ABS([.E51]-[.F51])/[.F51]" office:value-type="percentage" office:value="0.95329126525">
            <text:p>95%</text:p>
          </table:table-cell>
          <table:table-cell table:number-columns-repeated="30"/>
        </table:table-row>
        <table:table-row table:style-name="ro1">
          <table:table-cell table:formula="oooc:=[.A36]" office:value-type="string" office:string-value="209_db">
            <text:p>209_db</text:p>
          </table:table-cell>
          <table:table-cell table:formula="oooc:=[.H44]" office:value-type="float" office:value="1328517.68507638">
            <text:p>1328517.69</text:p>
          </table:table-cell>
          <table:table-cell table:formula="oooc:=[.D44]+[.E44]" office:value-type="float" office:value="5739554.05405405">
            <text:p>5739554.05</text:p>
          </table:table-cell>
          <table:table-cell table:formula="oooc:=[.R7]/[.B7]" office:value-type="float" office:value="2015319.38895417">
            <text:p>2015319.39</text:p>
          </table:table-cell>
          <table:table-cell table:formula="oooc:=[.B52]*0.000000855 + [.D52]*0.0000000182" office:value-type="float" office:value="1.17256143361927">
            <text:p>1.17</text:p>
          </table:table-cell>
          <table:table-cell table:formula="oooc:=[.F7]/[.B7]" office:value-type="float" office:value="1.46768507638073">
            <text:p>1.47</text:p>
          </table:table-cell>
          <table:table-cell table:style-name="ce5" table:formula="oooc:=ABS([.E52]-[.F52])/[.F52]" office:value-type="percentage" office:value="0.20108104082466">
            <text:p>20%</text:p>
          </table:table-cell>
          <table:table-cell table:number-columns-repeated="30"/>
        </table:table-row>
        <table:table-row table:style-name="ro1">
          <table:table-cell table:formula="oooc:=[.A37]" office:value-type="string" office:string-value="213_javac">
            <text:p>213_javac</text:p>
          </table:table-cell>
          <table:table-cell table:formula="oooc:=[.H45]" office:value-type="float" office:value="54.7092547092547">
            <text:p>54.71</text:p>
          </table:table-cell>
          <table:table-cell table:formula="oooc:=[.D45]+[.E45]" office:value-type="float" office:value="38667836.9369369">
            <text:p>38667836.94</text:p>
          </table:table-cell>
          <table:table-cell table:formula="oooc:=[.R8]/[.B8]" office:value-type="float" office:value="9817720.63882064">
            <text:p>9817720.64</text:p>
          </table:table-cell>
          <table:table-cell table:formula="oooc:=[.B53]*0.000000855 + [.D53]*0.0000000182" office:value-type="float" office:value="0.178729292039312">
            <text:p>0.18</text:p>
          </table:table-cell>
          <table:table-cell table:formula="oooc:=[.F8]/[.B8]" office:value-type="float" office:value="0.171990171990172">
            <text:p>0.17</text:p>
          </table:table-cell>
          <table:table-cell table:style-name="ce5" table:formula="oooc:=ABS([.E53]-[.F53])/[.F53]" office:value-type="percentage" office:value="0.0391831694285719">
            <text:p>4%</text:p>
          </table:table-cell>
          <table:table-cell table:number-columns-repeated="30"/>
        </table:table-row>
        <table:table-row table:style-name="ro1">
          <table:table-cell table:formula="oooc:=[.A38]" office:value-type="string" office:string-value="222_mpegaudio">
            <text:p>222_mpegaudio</text:p>
          </table:table-cell>
          <table:table-cell table:formula="oooc:=[.H46]" office:value-type="float" office:value="287.044145873321">
            <text:p>287.04</text:p>
          </table:table-cell>
          <table:table-cell table:formula="oooc:=[.D46]+[.E46]" office:value-type="float" office:value="3975.23992322457">
            <text:p>3975.24</text:p>
          </table:table-cell>
          <table:table-cell table:formula="oooc:=[.R9]/[.B9]" office:value-type="float" office:value="9617.9462571977">
            <text:p>9617.95</text:p>
          </table:table-cell>
          <table:table-cell table:formula="oooc:=[.B54]*0.000000855 + [.D54]*0.0000000182" office:value-type="float" office:value="0.000420469366602687">
            <text:p>0</text:p>
          </table:table-cell>
          <table:table-cell table:formula="oooc:=[.F9]/[.B9]" office:value-type="float" office:value="0.00575815738963536">
            <text:p>0.01</text:p>
          </table:table-cell>
          <table:table-cell table:style-name="ce5" table:formula="oooc:=ABS([.E54]-[.F54])/[.F54]" office:value-type="percentage" office:value="0.926978486666667">
            <text:p>93%</text:p>
          </table:table-cell>
          <table:table-cell table:number-columns-repeated="30"/>
        </table:table-row>
        <table:table-row table:style-name="ro1">
          <table:table-cell table:formula="oooc:=[.A39]" office:value-type="string" office:string-value="228_jack">
            <text:p>228_jack</text:p>
          </table:table-cell>
          <table:table-cell table:formula="oooc:=[.H47]" office:value-type="float" office:value="1815262.99093656">
            <text:p>1815262.99</text:p>
          </table:table-cell>
          <table:table-cell table:formula="oooc:=[.D47]+[.E47]" office:value-type="float" office:value="9654438.97280967">
            <text:p>9654438.97</text:p>
          </table:table-cell>
          <table:table-cell table:formula="oooc:=[.R10]/[.B10]" office:value-type="float" office:value="2236719.78851964">
            <text:p>2236719.79</text:p>
          </table:table-cell>
          <table:table-cell table:formula="oooc:=[.B55]*0.000000855 + [.D55]*0.0000000182" office:value-type="float" office:value="1.59275815740181">
            <text:p>1.59</text:p>
          </table:table-cell>
          <table:table-cell table:formula="oooc:=[.F10]/[.B10]" office:value-type="float" office:value="1.38519637462236">
            <text:p>1.39</text:p>
          </table:table-cell>
          <table:table-cell table:style-name="ce5" table:formula="oooc:=ABS([.E55]-[.F55])/[.F55]" office:value-type="percentage" office:value="0.14984285736096">
            <text:p>15%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NORMALIZED t</text:p>
          </table:table-cell>
          <table:table-cell office:value-type="string">
            <text:p>NORMALIZED NT w</text:p>
          </table:table-cell>
          <table:table-cell office:value-type="string">
            <text:p>NORMALIZED T w</text:p>
          </table:table-cell>
          <table:table-cell/>
          <table:table-cell office:value-type="string">
            <text:p>Trans component</text:p>
          </table:table-cell>
          <table:table-cell office:value-type="string">
            <text:p>NT component</text:p>
          </table:table-cell>
          <table:table-cell office:value-type="string">
            <text:p>T w component</text:p>
          </table:table-cell>
          <table:table-cell office:value-type="string">
            <text:p>predicted ttl</text:p>
          </table:table-cell>
          <table:table-cell office:value-type="string">
            <text:p>actual ttl</text:p>
          </table:table-cell>
          <table:table-cell office:value-type="string">
            <text:p>error</text:p>
          </table:table-cell>
          <table:table-cell table:number-columns-repeated="26"/>
        </table:table-row>
        <table:table-row table:style-name="ro1">
          <table:table-cell table:formula="oooc:=[.A50]" office:value-type="string" office:string-value="202_jess">
            <text:p>202_jess</text:p>
          </table:table-cell>
          <table:table-cell table:style-name="ce2" table:formula="oooc:=[.H42]/MAX([.$H$42:.$H$47])" office:value-type="float" office:value="0.224990233433195">
            <text:p>0.22499</text:p>
          </table:table-cell>
          <table:table-cell table:style-name="ce2" table:formula="oooc:=[.C42]/MAX([.$C$42:.$C$47])" office:value-type="float" office:value="0.104860902693093">
            <text:p>0.10486</text:p>
          </table:table-cell>
          <table:table-cell table:style-name="ce2" table:formula="oooc:=[.E42]/MAX([.$E$42:.$E$47])" office:value-type="float" office:value="0.00190368001797872">
            <text:p>0.00190</text:p>
          </table:table-cell>
          <table:table-cell/>
          <table:table-cell table:style-name="ce4" table:formula="oooc:=[.E50]" office:value-type="float" office:value="0.367512099115192">
            <text:p>0.3675</text:p>
          </table:table-cell>
          <table:table-cell table:style-name="ce4" table:formula="oooc:=[.J42]" office:value-type="float" office:value="0.321530968005008">
            <text:p>0.3215</text:p>
          </table:table-cell>
          <table:table-cell table:style-name="ce4" table:formula="oooc:=[.E42]*0.000000123 + ([.E42]*[.P5])*0.00000000026" office:value-type="float" office:value="0.00796487837228714">
            <text:p>0.0080</text:p>
          </table:table-cell>
          <table:table-cell table:formula="oooc:=SUM([.F58:.H58])" office:value-type="float" office:value="0.697007945492488">
            <text:p>0.7</text:p>
          </table:table-cell>
          <table:table-cell table:formula="oooc:=[.I42]" office:value-type="float" office:value="2.15776293823038">
            <text:p>2.16</text:p>
          </table:table-cell>
          <table:table-cell table:formula="oooc:=([.I58]-[.J58])/[.J58]" office:value-type="float" office:value="-0.676976588510638">
            <text:p>-0.68</text:p>
          </table:table-cell>
          <table:table-cell table:number-columns-repeated="26"/>
        </table:table-row>
        <table:table-row table:style-name="ro1">
          <table:table-cell table:formula="oooc:=[.A51]" office:value-type="string" office:string-value="205_raytrace">
            <text:p>205_raytrace</text:p>
          </table:table-cell>
          <table:table-cell table:style-name="ce2" table:formula="oooc:=[.H43]/MAX([.$H$42:.$H$47])" office:value-type="float" office:value="0.000165661914502788">
            <text:p>0.00017</text:p>
          </table:table-cell>
          <table:table-cell table:style-name="ce2" table:formula="oooc:=[.C43]/MAX([.$C$42:.$C$47])" office:value-type="float" office:value="0.0933340968530231">
            <text:p>0.09333</text:p>
          </table:table-cell>
          <table:table-cell table:style-name="ce2" table:formula="oooc:=[.E43]/MAX([.$E$42:.$E$47])" office:value-type="float" office:value="0.0137342231691184">
            <text:p>0.01373</text:p>
          </table:table-cell>
          <table:table-cell/>
          <table:table-cell table:style-name="ce4" table:formula="oooc:=[.E51]" office:value-type="float" office:value="0.0026902079049676">
            <text:p>0.0027</text:p>
          </table:table-cell>
          <table:table-cell table:style-name="ce4" table:formula="oooc:=[.J43]" office:value-type="float" office:value="0.291800014737221">
            <text:p>0.2918</text:p>
          </table:table-cell>
          <table:table-cell table:style-name="ce4" table:formula="oooc:=[.E43]*0.000000123 + ([.E43]*[.P6])*0.00000000026" office:value-type="float" office:value="0.0168022905422606">
            <text:p>0.0168</text:p>
          </table:table-cell>
          <table:table-cell table:formula="oooc:=SUM([.F59:.H59])" office:value-type="float" office:value="0.311292513184449">
            <text:p>0.31</text:p>
          </table:table-cell>
          <table:table-cell table:formula="oooc:=[.I43]" office:value-type="float" office:value="0.586033117350612">
            <text:p>0.59</text:p>
          </table:table-cell>
          <table:table-cell table:formula="oooc:=([.I59]-[.J59])/[.J59]" office:value-type="float" office:value="-0.468814126765111">
            <text:p>-0.47</text:p>
          </table:table-cell>
          <table:table-cell table:number-columns-repeated="26"/>
        </table:table-row>
        <table:table-row table:style-name="ro1">
          <table:table-cell table:formula="oooc:=[.A52]" office:value-type="string" office:string-value="209_db">
            <text:p>209_db</text:p>
          </table:table-cell>
          <table:table-cell table:style-name="ce2" table:formula="oooc:=[.H44]/MAX([.$H$42:.$H$47])" office:value-type="float" office:value="0.731859621283279">
            <text:p>0.73186</text:p>
          </table:table-cell>
          <table:table-cell table:style-name="ce2" table:formula="oooc:=[.C44]/MAX([.$C$42:.$C$47])" office:value-type="float" office:value="0.0255401874073956">
            <text:p>0.02554</text:p>
          </table:table-cell>
          <table:table-cell table:style-name="ce2" table:formula="oooc:=[.E44]/MAX([.$E$42:.$E$47])" office:value-type="float" office:value="0.0407782301229135">
            <text:p>0.04078</text:p>
          </table:table-cell>
          <table:table-cell/>
          <table:table-cell table:style-name="ce4" table:formula="oooc:=[.E52]" office:value-type="float" office:value="1.17256143361927">
            <text:p>1.1726</text:p>
          </table:table-cell>
          <table:table-cell table:style-name="ce4" table:formula="oooc:=[.J44]" office:value-type="float" office:value="0.106354630846063">
            <text:p>0.1064</text:p>
          </table:table-cell>
          <table:table-cell table:style-name="ce4" table:formula="oooc:=[.E44]*0.000000123 + ([.E44]*[.P7])*0.00000000026" office:value-type="float" office:value="3.82338413264183">
            <text:p>3.8234</text:p>
          </table:table-cell>
          <table:table-cell table:formula="oooc:=SUM([.F60:.H60])" office:value-type="float" office:value="5.10230019710717">
            <text:p>5.1</text:p>
          </table:table-cell>
          <table:table-cell table:formula="oooc:=[.I44]" office:value-type="float" office:value="5.81198589894242">
            <text:p>5.81</text:p>
          </table:table-cell>
          <table:table-cell table:formula="oooc:=([.I60]-[.J60])/[.J60]" office:value-type="float" office:value="-0.122107264913425">
            <text:p>-0.12</text:p>
          </table:table-cell>
          <table:table-cell table:number-columns-repeated="26"/>
        </table:table-row>
        <table:table-row table:style-name="ro1">
          <table:table-cell table:formula="oooc:=[.A53]" office:value-type="string" office:string-value="213_javac">
            <text:p>213_javac</text:p>
          </table:table-cell>
          <table:table-cell table:style-name="ce2" table:formula="oooc:=[.H45]/MAX([.$H$42:.$H$47])" office:value-type="float" office:value="0.0000301384730380188">
            <text:p>0.00003</text:p>
          </table:table-cell>
          <table:table-cell table:style-name="ce2" table:formula="oooc:=[.C45]/MAX([.$C$42:.$C$47])" office:value-type="float" office:value="0.000206468529638924">
            <text:p>0.00021</text:p>
          </table:table-cell>
          <table:table-cell table:style-name="ce2" table:formula="oooc:=[.E45]/MAX([.$E$42:.$E$47])" office:value-type="float" office:value="1">
            <text:p>1.00000</text:p>
          </table:table-cell>
          <table:table-cell/>
          <table:table-cell table:style-name="ce4" table:formula="oooc:=[.E53]" office:value-type="float" office:value="0.178729292039312">
            <text:p>0.1787</text:p>
          </table:table-cell>
          <table:table-cell table:style-name="ce4" table:formula="oooc:=[.J45]" office:value-type="float" office:value="0.000543131048321048">
            <text:p>0.0005</text:p>
          </table:table-cell>
          <table:table-cell table:style-name="ce4" table:formula="oooc:=[.E45]*0.000000123 + ([.E45]*[.P8])*0.00000000026" office:value-type="float" office:value="4.30400032690319">
            <text:p>4.3040</text:p>
          </table:table-cell>
          <table:table-cell table:formula="oooc:=SUM([.F61:.H61])" office:value-type="float" office:value="4.48327274999083">
            <text:p>4.48</text:p>
          </table:table-cell>
          <table:table-cell table:formula="oooc:=[.I45]" office:value-type="float" office:value="3.54873054873055">
            <text:p>3.55</text:p>
          </table:table-cell>
          <table:table-cell table:formula="oooc:=([.I61]-[.J61])/[.J61]" office:value-type="float" office:value="0.263345494516224">
            <text:p>0.26</text:p>
          </table:table-cell>
          <table:table-cell table:number-columns-repeated="26"/>
        </table:table-row>
        <table:table-row table:style-name="ro1">
          <table:table-cell table:formula="oooc:=[.A54]" office:value-type="string" office:string-value="222_mpegaudio">
            <text:p>222_mpegaudio</text:p>
          </table:table-cell>
          <table:table-cell table:style-name="ce2" table:formula="oooc:=[.H46]/MAX([.$H$42:.$H$47])" office:value-type="float" office:value="0.000158128132015309">
            <text:p>0.00016</text:p>
          </table:table-cell>
          <table:table-cell table:style-name="ce2" table:formula="oooc:=[.C46]/MAX([.$C$42:.$C$47])" office:value-type="float" office:value="1">
            <text:p>1.00000</text:p>
          </table:table-cell>
          <table:table-cell table:style-name="ce2" table:formula="oooc:=[.E46]/MAX([.$E$42:.$E$47])" office:value-type="float" office:value="0.000083362245717963">
            <text:p>0.00008</text:p>
          </table:table-cell>
          <table:table-cell/>
          <table:table-cell table:style-name="ce4" table:formula="oooc:=[.E54]" office:value-type="float" office:value="0.000420469366602687">
            <text:p>0.0004</text:p>
          </table:table-cell>
          <table:table-cell table:style-name="ce4" table:formula="oooc:=[.J46]" office:value-type="float" office:value="2.96599936212092">
            <text:p>2.9660</text:p>
          </table:table-cell>
          <table:table-cell table:style-name="ce4" table:formula="oooc:=[.E46]*0.000000123 + ([.E46]*[.P9])*0.00000000026" office:value-type="float" office:value="0.000154928705950096">
            <text:p>0.0002</text:p>
          </table:table-cell>
          <table:table-cell table:formula="oooc:=SUM([.F62:.H62])" office:value-type="float" office:value="2.96657476019347">
            <text:p>2.97</text:p>
          </table:table-cell>
          <table:table-cell table:formula="oooc:=[.I46]" office:value-type="float" office:value="3.27159309021113">
            <text:p>3.27</text:p>
          </table:table-cell>
          <table:table-cell table:formula="oooc:=([.I62]-[.J62])/[.J62]" office:value-type="float" office:value="-0.0932323554938103">
            <text:p>-0.09</text:p>
          </table:table-cell>
          <table:table-cell table:number-columns-repeated="26"/>
        </table:table-row>
        <table:table-row table:style-name="ro1">
          <table:table-cell table:formula="oooc:=[.A55]" office:value-type="string" office:string-value="228_jack">
            <text:p>228_jack</text:p>
          </table:table-cell>
          <table:table-cell table:style-name="ce2" table:formula="oooc:=[.H47]/MAX([.$H$42:.$H$47])" office:value-type="float" office:value="1">
            <text:p>1.00000</text:p>
          </table:table-cell>
          <table:table-cell table:style-name="ce2" table:formula="oooc:=[.C47]/MAX([.$C$42:.$C$47])" office:value-type="float" office:value="0.152667450156015">
            <text:p>0.15267</text:p>
          </table:table-cell>
          <table:table-cell table:style-name="ce2" table:formula="oooc:=[.E47]/MAX([.$E$42:.$E$47])" office:value-type="float" office:value="0.18483360724464">
            <text:p>0.18483</text:p>
          </table:table-cell>
          <table:table-cell/>
          <table:table-cell table:style-name="ce4" table:formula="oooc:=[.E55]" office:value-type="float" office:value="1.59275815740181">
            <text:p>1.5928</text:p>
          </table:table-cell>
          <table:table-cell table:style-name="ce4" table:formula="oooc:=[.J47]" office:value-type="float" office:value="0.40529101847432">
            <text:p>0.4053</text:p>
          </table:table-cell>
          <table:table-cell table:style-name="ce4" table:formula="oooc:=[.E47]*0.000000123 + ([.E47]*[.P10])*0.00000000026" office:value-type="float" office:value="0.221054585978248">
            <text:p>0.2211</text:p>
          </table:table-cell>
          <table:table-cell table:formula="oooc:=SUM([.F63:.H63])" office:value-type="float" office:value="2.21910376185438">
            <text:p>2.22</text:p>
          </table:table-cell>
          <table:table-cell table:formula="oooc:=[.I47]" office:value-type="float" office:value="6.88821752265861">
            <text:p>6.89</text:p>
          </table:table-cell>
          <table:table-cell table:formula="oooc:=([.I63]-[.J63])/[.J63]" office:value-type="float" office:value="-0.677840638081667">
            <text:p>-0.68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2"/>
          <table:table-cell office:value-type="string">
            <text:p>For figure in thesis</text:p>
          </table:table-cell>
          <table:table-cell table:number-columns-repeated="34"/>
        </table:table-row>
        <table:table-row table:style-name="ro1">
          <table:table-cell office:value-type="string">
            <text:p>benchmark</text:p>
          </table:table-cell>
          <table:table-cell office:value-type="string">
            <text:p>r_T</text:p>
          </table:table-cell>
          <table:table-cell office:value-type="string">
            <text:p>r_NT</text:p>
          </table:table-cell>
          <table:table-cell office:value-type="string">
            <text:p>w_NT</text:p>
          </table:table-cell>
          <table:table-cell office:value-type="string">
            <text:p>w_T</text:p>
          </table:table-cell>
          <table:table-cell office:value-type="string">
            <text:p>w_T*s_T</text:p>
          </table:table-cell>
          <table:table-cell office:value-type="string">
            <text:p>t</text:p>
          </table:table-cell>
          <table:table-cell office:value-type="string">
            <text:p>c_T</text:p>
          </table:table-cell>
          <table:table-cell/>
          <table:table-cell office:value-type="string">
            <text:p>w_v</text:p>
          </table:table-cell>
          <table:table-cell office:value-type="string">
            <text:p>s_v</text:p>
          </table:table-cell>
          <table:table-cell office:value-type="string">
            <text:p>r_v</text:p>
          </table:table-cell>
          <table:table-cell office:value-type="string">
            <text:p>r_T</text:p>
          </table:table-cell>
          <table:table-cell table:number-columns-repeated="24"/>
        </table:table-row>
        <table:table-row table:style-name="ro1">
          <table:table-cell table:formula="oooc:=[.A58]" office:value-type="string" office:string-value="202_jess">
            <text:p>202_jess</text:p>
          </table:table-cell>
          <table:table-cell table:style-name="ce3" table:formula="oooc:=[.D42]" office:value-type="float" office:value="3046652.67111853">
            <text:p>3,046,653</text:p>
          </table:table-cell>
          <table:table-cell table:style-name="ce3" table:formula="oooc:=[.B42]" office:value-type="float" office:value="26700325.7929883">
            <text:p>26,700,326</text:p>
          </table:table-cell>
          <table:table-cell table:style-name="ce3" table:formula="oooc:=[.C42]" office:value-type="float" office:value="4054333.639399">
            <text:p>4,054,334</text:p>
          </table:table-cell>
          <table:table-cell table:style-name="ce3" table:formula="oooc:=[.E42]" office:value-type="float" office:value="16872.9549248748">
            <text:p>16,873</text:p>
          </table:table-cell>
          <table:table-cell table:style-name="ce3" table:formula="oooc:=[.G42]" office:value-type="float" office:value="22651941.9866444">
            <text:p>22,651,942</text:p>
          </table:table-cell>
          <table:table-cell table:style-name="ce3" table:formula="oooc:=[.H42]" office:value-type="float" office:value="408416.444073456">
            <text:p>408,416</text:p>
          </table:table-cell>
          <table:table-cell table:style-name="ce3" table:formula="oooc:=[.D50]" office:value-type="float" office:value="1006375.79298831">
            <text:p>1,006,376</text:p>
          </table:table-cell>
          <table:table-cell/>
          <table:table-cell table:style-name="ce3" table:formula="oooc:=[.H94]" office:value-type="float" office:value="5290.6510851419">
            <text:p>5,291</text:p>
          </table:table-cell>
          <table:table-cell table:style-name="ce3" table:formula="oooc:=[.O94]" office:value-type="float" office:value="709.642185478527">
            <text:p>710</text:p>
          </table:table-cell>
          <table:table-cell table:style-name="ce3" table:formula="oooc:=[.M94]" office:value-type="float" office:value="1573711.68614357">
            <text:p>1,573,712</text:p>
          </table:table-cell>
          <table:table-cell table:style-name="ce3" table:formula="oooc:=[.K94]" office:value-type="float" office:value="3046652.67111853">
            <text:p>3,046,653</text:p>
          </table:table-cell>
          <table:table-cell table:number-columns-repeated="24"/>
        </table:table-row>
        <table:table-row table:style-name="ro1">
          <table:table-cell table:formula="oooc:=[.A59]" office:value-type="string" office:string-value="205_raytrace">
            <text:p>205_raytrace</text:p>
          </table:table-cell>
          <table:table-cell table:style-name="ce3" table:formula="oooc:=[.D43]" office:value-type="float" office:value="403441.612670986">
            <text:p>403,442</text:p>
          </table:table-cell>
          <table:table-cell table:style-name="ce3" table:formula="oooc:=[.B43]" office:value-type="float" office:value="26104153.9236861">
            <text:p>26,104,154</text:p>
          </table:table-cell>
          <table:table-cell table:style-name="ce3" table:formula="oooc:=[.C43]" office:value-type="float" office:value="3608662.13102952">
            <text:p>3,608,662</text:p>
          </table:table-cell>
          <table:table-cell table:style-name="ce3" table:formula="oooc:=[.E43]" office:value-type="float" office:value="121731.029517639">
            <text:p>121,731</text:p>
          </table:table-cell>
          <table:table-cell table:style-name="ce3" table:formula="oooc:=[.G43]" office:value-type="float" office:value="7036053.50611951">
            <text:p>7,036,054</text:p>
          </table:table-cell>
          <table:table-cell table:style-name="ce3" table:formula="oooc:=[.H43]" office:value-type="float" office:value="300.719942404608">
            <text:p>301</text:p>
          </table:table-cell>
          <table:table-cell table:style-name="ce3" table:formula="oooc:=[.D51]" office:value-type="float" office:value="133686.393088553">
            <text:p>133,686</text:p>
          </table:table-cell>
          <table:table-cell/>
          <table:table-cell table:style-name="ce3" table:formula="oooc:=[.H95]" office:value-type="float" office:value="10832.5413966883">
            <text:p>10,833</text:p>
          </table:table-cell>
          <table:table-cell table:style-name="ce3" table:formula="oooc:=[.O95]" office:value-type="float" office:value="43.6867556358996">
            <text:p>44</text:p>
          </table:table-cell>
          <table:table-cell table:style-name="ce3" table:formula="oooc:=[.M95]" office:value-type="float" office:value="1421.31029517639">
            <text:p>1,421</text:p>
          </table:table-cell>
          <table:table-cell table:style-name="ce3" table:formula="oooc:=[.K95]" office:value-type="float" office:value="403441.612670986">
            <text:p>403,442</text:p>
          </table:table-cell>
          <table:table-cell table:number-columns-repeated="24"/>
        </table:table-row>
        <table:table-row table:style-name="ro1">
          <table:table-cell table:formula="oooc:=[.A60]" office:value-type="string" office:string-value="209_db">
            <text:p>209_db</text:p>
          </table:table-cell>
          <table:table-cell table:style-name="ce3" table:formula="oooc:=[.D44]" office:value-type="float" office:value="5378122.91421857">
            <text:p>5,378,123</text:p>
          </table:table-cell>
          <table:table-cell table:style-name="ce3" table:formula="oooc:=[.B44]" office:value-type="float" office:value="18187254.4065805">
            <text:p>18,187,254</text:p>
          </table:table-cell>
          <table:table-cell table:style-name="ce3" table:formula="oooc:=[.C44]" office:value-type="float" office:value="987483.783783784">
            <text:p>987,484</text:p>
          </table:table-cell>
          <table:table-cell table:style-name="ce3" table:formula="oooc:=[.E44]" office:value-type="float" office:value="361431.139835488">
            <text:p>361,431</text:p>
          </table:table-cell>
          <table:table-cell table:style-name="ce3" table:formula="oooc:=[.G44]" office:value-type="float" office:value="14534338855.5464">
            <text:p>14,534,338,856</text:p>
          </table:table-cell>
          <table:table-cell table:style-name="ce3" table:formula="oooc:=[.H44]" office:value-type="float" office:value="1328517.68507638">
            <text:p>1,328,518</text:p>
          </table:table-cell>
          <table:table-cell table:style-name="ce3" table:formula="oooc:=[.D52]" office:value-type="float" office:value="2015319.38895417">
            <text:p>2,015,319</text:p>
          </table:table-cell>
          <table:table-cell/>
          <table:table-cell table:style-name="ce3" table:formula="oooc:=[.H96]" office:value-type="float" office:value="90648.9717978848">
            <text:p>90,649</text:p>
          </table:table-cell>
          <table:table-cell table:style-name="ce3" table:formula="oooc:=[.O96]" office:value-type="float" office:value="262.950245180091">
            <text:p>263</text:p>
          </table:table-cell>
          <table:table-cell table:style-name="ce3" table:formula="oooc:=[.M96]" office:value-type="float" office:value="2832969.74148061">
            <text:p>2,832,970</text:p>
          </table:table-cell>
          <table:table-cell table:style-name="ce3" table:formula="oooc:=[.K96]" office:value-type="float" office:value="5378122.91421857">
            <text:p>5,378,123</text:p>
          </table:table-cell>
          <table:table-cell table:number-columns-repeated="24"/>
        </table:table-row>
        <table:table-row table:style-name="ro1">
          <table:table-cell table:formula="oooc:=[.A61]" office:value-type="string" office:string-value="213_javac">
            <text:p>213_javac</text:p>
          </table:table-cell>
          <table:table-cell table:style-name="ce3" table:formula="oooc:=[.D45]" office:value-type="float" office:value="29804501.3104013">
            <text:p>29,804,501</text:p>
          </table:table-cell>
          <table:table-cell table:style-name="ce3" table:formula="oooc:=[.B45]" office:value-type="float" office:value="15090.8271908272">
            <text:p>15,091</text:p>
          </table:table-cell>
          <table:table-cell table:style-name="ce3" table:formula="oooc:=[.C45]" office:value-type="float" office:value="7982.88288288288">
            <text:p>7,983</text:p>
          </table:table-cell>
          <table:table-cell table:style-name="ce3" table:formula="oooc:=[.E45]" office:value-type="float" office:value="8863335.62653563">
            <text:p>8,863,336</text:p>
          </table:table-cell>
          <table:table-cell table:style-name="ce3" table:formula="oooc:=[.G45]" office:value-type="float" office:value="12360807864.7666">
            <text:p>12,360,807,865</text:p>
          </table:table-cell>
          <table:table-cell table:style-name="ce3" table:formula="oooc:=[.H45]" office:value-type="float" office:value="54.7092547092547">
            <text:p>55</text:p>
          </table:table-cell>
          <table:table-cell table:style-name="ce3" table:formula="oooc:=[.D53]" office:value-type="float" office:value="9817720.63882064">
            <text:p>9,817,721</text:p>
          </table:table-cell>
          <table:table-cell/>
          <table:table-cell table:style-name="ce3" table:formula="oooc:=[.H97]" office:value-type="float" office:value="464293.775593776">
            <text:p>464,294</text:p>
          </table:table-cell>
          <table:table-cell table:style-name="ce3" table:formula="oooc:=[.O97]" office:value-type="float" office:value="36.9735543683246">
            <text:p>37</text:p>
          </table:table-cell>
          <table:table-cell table:style-name="ce3" table:formula="oooc:=[.M97]" office:value-type="float" office:value="4629.89352989353">
            <text:p>4,630</text:p>
          </table:table-cell>
          <table:table-cell table:style-name="ce3" table:formula="oooc:=[.K97]" office:value-type="float" office:value="29804501.3104013">
            <text:p>29,804,501</text:p>
          </table:table-cell>
          <table:table-cell table:number-columns-repeated="24"/>
        </table:table-row>
        <table:table-row table:style-name="ro1">
          <table:table-cell table:formula="oooc:=[.A62]" office:value-type="string" office:string-value="222_mpegaudio">
            <text:p>222_mpegaudio</text:p>
          </table:table-cell>
          <table:table-cell table:style-name="ce3" table:formula="oooc:=[.D46]" office:value-type="float" office:value="3236.37236084453">
            <text:p>3,236</text:p>
          </table:table-cell>
          <table:table-cell table:style-name="ce3" table:formula="oooc:=[.B46]" office:value-type="float" office:value="212850162.380038">
            <text:p>212,850,162</text:p>
          </table:table-cell>
          <table:table-cell table:style-name="ce3" table:formula="oooc:=[.C46]" office:value-type="float" office:value="38663920.8253359">
            <text:p>38,663,921</text:p>
          </table:table-cell>
          <table:table-cell table:style-name="ce3" table:formula="oooc:=[.E46]" office:value-type="float" office:value="738.867562380038">
            <text:p>739</text:p>
          </table:table-cell>
          <table:table-cell table:style-name="ce3" table:formula="oooc:=[.G46]" office:value-type="float" office:value="246338.445297505">
            <text:p>246,338</text:p>
          </table:table-cell>
          <table:table-cell table:style-name="ce3" table:formula="oooc:=[.H46]" office:value-type="float" office:value="287.044145873321">
            <text:p>287</text:p>
          </table:table-cell>
          <table:table-cell table:style-name="ce3" table:formula="oooc:=[.D54]" office:value-type="float" office:value="9617.9462571977">
            <text:p>9,618</text:p>
          </table:table-cell>
          <table:table-cell/>
          <table:table-cell table:style-name="ce3" table:formula="oooc:=[.H98]" office:value-type="float" office:value="699.520153550864">
            <text:p>700</text:p>
          </table:table-cell>
          <table:table-cell table:style-name="ce3" table:formula="oooc:=[.O98]" office:value-type="float" office:value="34.9340101522843">
            <text:p>35</text:p>
          </table:table-cell>
          <table:table-cell table:style-name="ce3" table:formula="oooc:=[.M98]" office:value-type="float" office:value="2284.74088291747">
            <text:p>2,285</text:p>
          </table:table-cell>
          <table:table-cell table:style-name="ce3" table:formula="oooc:=[.K98]" office:value-type="float" office:value="3236.37236084453">
            <text:p>3,236</text:p>
          </table:table-cell>
          <table:table-cell table:number-columns-repeated="24"/>
        </table:table-row>
        <table:table-row table:style-name="ro1">
          <table:table-cell table:formula="oooc:=[.A63]" office:value-type="string" office:string-value="228_jack">
            <text:p>228_jack</text:p>
          </table:table-cell>
          <table:table-cell table:style-name="ce3" table:formula="oooc:=[.D47]" office:value-type="float" office:value="8016196.67673716">
            <text:p>8,016,197</text:p>
          </table:table-cell>
          <table:table-cell table:style-name="ce3" table:formula="oooc:=[.B47]" office:value-type="float" office:value="12695066.0120846">
            <text:p>12,695,066</text:p>
          </table:table-cell>
          <table:table-cell table:style-name="ce3" table:formula="oooc:=[.C47]" office:value-type="float" office:value="5902722.20543807">
            <text:p>5,902,722</text:p>
          </table:table-cell>
          <table:table-cell table:style-name="ce3" table:formula="oooc:=[.E47]" office:value-type="float" office:value="1638242.29607251">
            <text:p>1,638,242</text:p>
          </table:table-cell>
          <table:table-cell table:style-name="ce3" table:formula="oooc:=[.G47]" office:value-type="float" office:value="75195321.3897281">
            <text:p>75,195,321</text:p>
          </table:table-cell>
          <table:table-cell table:style-name="ce3" table:formula="oooc:=[.H47]" office:value-type="float" office:value="1815262.99093656">
            <text:p>1,815,263</text:p>
          </table:table-cell>
          <table:table-cell table:style-name="ce3" table:formula="oooc:=[.D55]" office:value-type="float" office:value="2236719.78851964">
            <text:p>2,236,720</text:p>
          </table:table-cell>
          <table:table-cell/>
          <table:table-cell table:style-name="ce3" table:formula="oooc:=[.H99]" office:value-type="float" office:value="412891.087613293">
            <text:p>412,891</text:p>
          </table:table-cell>
          <table:table-cell table:style-name="ce3" table:formula="oooc:=[.O99]" office:value-type="float" office:value="63.8291280371736">
            <text:p>64</text:p>
          </table:table-cell>
          <table:table-cell table:style-name="ce3" table:formula="oooc:=[.M99]" office:value-type="float" office:value="3268923.56495468">
            <text:p>3,268,924</text:p>
          </table:table-cell>
          <table:table-cell table:style-name="ce3" table:formula="oooc:=[.K99]" office:value-type="float" office:value="8016196.67673716">
            <text:p>8,016,197</text:p>
          </table:table-cell>
          <table:table-cell table:number-columns-repeated="24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object-only costs</text:p>
          </table:table-cell>
          <table:table-cell table:number-columns-repeated="35"/>
        </table:table-row>
        <table:table-row table:style-name="ro1">
          <table:table-cell office:value-type="string">
            <text:p>benchmark</text:p>
          </table:table-cell>
          <table:table-cell office:value-type="string">
            <text:p>2-NOA</text:p>
          </table:table-cell>
          <table:table-cell office:value-type="string">
            <text:p>obj T+NT overhead</text:p>
          </table:table-cell>
          <table:table-cell office:value-type="string">
            <text:p>obj NT r rate</text:p>
          </table:table-cell>
          <table:table-cell office:value-type="string">
            <text:p>obj NT w rate</text:p>
          </table:table-cell>
          <table:table-cell office:value-type="string">
            <text:p>obj NT predicted overhead</text:p>
          </table:table-cell>
          <table:table-cell office:value-type="string">
            <text:p>obj T calc overhead</text:p>
          </table:table-cell>
          <table:table-cell office:value-type="string">
            <text:p>vir T obj w rate</text:p>
          </table:table-cell>
          <table:table-cell office:value-type="string">
            <text:p>vir T obj w sz rate</text:p>
          </table:table-cell>
          <table:table-cell office:value-type="string">
            <text:p>T obj w rate</text:p>
          </table:table-cell>
          <table:table-cell office:value-type="string">
            <text:p>T obj r rate</text:p>
          </table:table-cell>
          <table:table-cell office:value-type="string">
            <text:p>nonvir obj w rate</text:p>
          </table:table-cell>
          <table:table-cell office:value-type="string">
            <text:p>vir obj r rate</text:p>
          </table:table-cell>
          <table:table-cell office:value-type="string">
            <text:p>T meth call rate</text:p>
          </table:table-cell>
          <table:table-cell office:value-type="string">
            <text:p>avg T obj w sz</text:p>
          </table:table-cell>
          <table:table-cell office:value-type="string">
            <text:p>pred T obj overhead</text:p>
          </table:table-cell>
          <table:table-cell table:number-columns-repeated="21"/>
        </table:table-row>
        <table:table-row table:style-name="ro1">
          <table:table-cell table:formula="oooc:=[.A67]" office:value-type="string" office:string-value="202_jess">
            <text:p>202_jess</text:p>
          </table:table-cell>
          <table:table-cell office:value-type="float" office:value="33.48">
            <text:p>33.48</text:p>
          </table:table-cell>
          <table:table-cell table:formula="oooc:=([.E5]-[.B76])/[.B5]" office:value-type="float" office:value="0.363105175292154">
            <text:p>0.36</text:p>
          </table:table-cell>
          <table:table-cell table:formula="oooc:=[.AA5]/[.B5]" office:value-type="float" office:value="18484189.9833055">
            <text:p>18484189.98</text:p>
          </table:table-cell>
          <table:table-cell table:formula="oooc:=[.AB5]/[.B5]" office:value-type="float" office:value="2204390.40066778">
            <text:p>2204390.4</text:p>
          </table:table-cell>
          <table:table-cell table:formula="oooc:=0.0000000024*[.D76]+0.0000000635*[.E76]" office:value-type="float" office:value="0.184340846402337">
            <text:p>0.18</text:p>
          </table:table-cell>
          <table:table-cell table:formula="oooc:=[.C76]-[.F76]" office:value-type="float" office:value="0.178764328889816">
            <text:p>0.18</text:p>
          </table:table-cell>
          <table:table-cell table:style-name="ce6" table:formula="oooc:=[.V5]/[.B5]" office:value-type="float" office:value="911.18530884808">
            <text:p>911</text:p>
          </table:table-cell>
          <table:table-cell table:style-name="ce6" table:formula="oooc:=([.AH5]-[.V5]*8)/[.B5]" office:value-type="float" office:value="27089.5659432387">
            <text:p>27090</text:p>
          </table:table-cell>
          <table:table-cell table:style-name="ce6" table:formula="oooc:=[.AD5]/[.B5]" office:value-type="float" office:value="9492.07011686144">
            <text:p>9492</text:p>
          </table:table-cell>
          <table:table-cell table:style-name="ce6" table:formula="oooc:=[.AC5]/[.B5]" office:value-type="float" office:value="2631814.52420701">
            <text:p>2631815</text:p>
          </table:table-cell>
          <table:table-cell table:style-name="ce6" table:formula="oooc:=[.J76]-[.H76]" office:value-type="float" office:value="8580.88480801336">
            <text:p>8581</text:p>
          </table:table-cell>
          <table:table-cell table:style-name="ce6" table:formula="oooc:=[.T5]/[.B5]" office:value-type="float" office:value="1175341.98664441">
            <text:p>1175342</text:p>
          </table:table-cell>
          <table:table-cell table:style-name="ce6" table:formula="oooc:=[.R5]/[.B5]" office:value-type="float" office:value="1006375.79298831">
            <text:p>1006376</text:p>
          </table:table-cell>
          <table:table-cell table:style-name="ce6" table:formula="oooc:=[.I76]/[.H76]" office:value-type="float" office:value="29.7300293147673">
            <text:p>30</text:p>
          </table:table-cell>
          <table:table-cell table:formula="oooc:=0.00000068*[.H76]+0.000000085*[.I76]+0.000000054*[.K76]+0.00000066*[.M76]" office:value-type="float" office:value="0.920765914607679">
            <text:p>0.92</text:p>
          </table:table-cell>
          <table:table-cell table:number-columns-repeated="21"/>
        </table:table-row>
        <table:table-row table:style-name="ro1">
          <table:table-cell table:formula="oooc:=[.A68]" office:value-type="string" office:string-value="205_raytrace">
            <text:p>205_raytrace</text:p>
          </table:table-cell>
          <table:table-cell office:value-type="float" office:value="20.26">
            <text:p>20.26</text:p>
          </table:table-cell>
          <table:table-cell table:formula="oooc:=([.E6]-[.B77])/[.B6]" office:value-type="float" office:value="0.127429805615551">
            <text:p>0.13</text:p>
          </table:table-cell>
          <table:table-cell table:formula="oooc:=[.AA6]/[.B6]" office:value-type="float" office:value="20739563.9308855">
            <text:p>20739563.93</text:p>
          </table:table-cell>
          <table:table-cell table:formula="oooc:=[.AB6]/[.B6]" office:value-type="float" office:value="3159077.32181425">
            <text:p>3159077.32</text:p>
          </table:table-cell>
          <table:table-cell table:formula="oooc:=0.0000000024*[.D77]+0.0000000635*[.E77]" office:value-type="float" office:value="0.25037636336933">
            <text:p>0.25</text:p>
          </table:table-cell>
          <table:table-cell table:formula="oooc:=[.C77]-[.F77]" office:value-type="float" office:value="-0.12294655775378">
            <text:p>-0.12</text:p>
          </table:table-cell>
          <table:table-cell table:style-name="ce6" table:formula="oooc:=[.V6]/[.B6]" office:value-type="float" office:value="6639.38084953204">
            <text:p>6639</text:p>
          </table:table-cell>
          <table:table-cell table:style-name="ce6" table:formula="oooc:=([.AH6]-[.V6]*8)/[.B6]" office:value-type="float" office:value="191198.344132469">
            <text:p>191198</text:p>
          </table:table-cell>
          <table:table-cell table:style-name="ce6" table:formula="oooc:=[.AD6]/[.B6]" office:value-type="float" office:value="74442.2606191505">
            <text:p>74442</text:p>
          </table:table-cell>
          <table:table-cell table:style-name="ce6" table:formula="oooc:=[.AC6]/[.B6]" office:value-type="float" office:value="344042.692584593">
            <text:p>344043</text:p>
          </table:table-cell>
          <table:table-cell table:style-name="ce6" table:formula="oooc:=[.J77]-[.H77]" office:value-type="float" office:value="67802.8797696184">
            <text:p>67803</text:p>
          </table:table-cell>
          <table:table-cell table:style-name="ce6" table:formula="oooc:=[.T6]/[.B6]" office:value-type="float" office:value="1143.34053275738">
            <text:p>1143</text:p>
          </table:table-cell>
          <table:table-cell table:style-name="ce6" table:formula="oooc:=[.R6]/[.B6]" office:value-type="float" office:value="133686.393088553">
            <text:p>133686</text:p>
          </table:table-cell>
          <table:table-cell table:style-name="ce6" table:formula="oooc:=[.I77]/[.H77]" office:value-type="float" office:value="28.7976165949187">
            <text:p>29</text:p>
          </table:table-cell>
          <table:table-cell table:formula="oooc:=0.00000068*[.H77]+0.000000085*[.I77]+0.000000054*[.K77]+0.00000066*[.M77]" office:value-type="float" office:value="0.0400995483801296">
            <text:p>0.04</text:p>
          </table:table-cell>
          <table:table-cell table:number-columns-repeated="21"/>
        </table:table-row>
        <table:table-row table:style-name="ro1">
          <table:table-cell table:formula="oooc:=[.A69]" office:value-type="string" office:string-value="209_db">
            <text:p>209_db</text:p>
          </table:table-cell>
          <table:table-cell office:value-type="float" office:value="167.13">
            <text:p>167.13</text:p>
          </table:table-cell>
          <table:table-cell table:formula="oooc:=([.E7]-[.B78])/[.B7]" office:value-type="float" office:value="1.90217391304348">
            <text:p>1.9</text:p>
          </table:table-cell>
          <table:table-cell table:formula="oooc:=[.AA7]/[.B7]" office:value-type="float" office:value="12206445.9165687">
            <text:p>12206445.92</text:p>
          </table:table-cell>
          <table:table-cell table:formula="oooc:=[.AB7]/[.B7]" office:value-type="float" office:value="169037.162162162">
            <text:p>169037.16</text:p>
          </table:table-cell>
          <table:table-cell table:formula="oooc:=0.0000000024*[.D78]+0.0000000635*[.E78]" office:value-type="float" office:value="0.0400293299970623">
            <text:p>0.04</text:p>
          </table:table-cell>
          <table:table-cell table:formula="oooc:=[.C78]-[.F78]" office:value-type="float" office:value="1.86214458304642">
            <text:p>1.86</text:p>
          </table:table-cell>
          <table:table-cell table:style-name="ce6" table:formula="oooc:=[.V7]/[.B7]" office:value-type="float" office:value="85520.652173913">
            <text:p>85521</text:p>
          </table:table-cell>
          <table:table-cell table:style-name="ce6" table:formula="oooc:=([.AH7]-[.V7]*8)/[.B7]" office:value-type="float" office:value="2054056.16921269">
            <text:p>2054056</text:p>
          </table:table-cell>
          <table:table-cell table:style-name="ce6" table:formula="oooc:=[.AD7]/[.B7]" office:value-type="float" office:value="266691.010575793">
            <text:p>266691</text:p>
          </table:table-cell>
          <table:table-cell table:style-name="ce6" table:formula="oooc:=[.AC7]/[.B7]" office:value-type="float" office:value="3816484.8119859">
            <text:p>3816485</text:p>
          </table:table-cell>
          <table:table-cell table:style-name="ce6" table:formula="oooc:=[.J78]-[.H78]" office:value-type="float" office:value="181170.35840188">
            <text:p>181170</text:p>
          </table:table-cell>
          <table:table-cell table:style-name="ce6" table:formula="oooc:=[.T7]/[.B7]" office:value-type="float" office:value="1458464.36545241">
            <text:p>1458464</text:p>
          </table:table-cell>
          <table:table-cell table:style-name="ce6" table:formula="oooc:=[.R7]/[.B7]" office:value-type="float" office:value="2015319.38895417">
            <text:p>2015319</text:p>
          </table:table-cell>
          <table:table-cell table:style-name="ce6" table:formula="oooc:=[.I78]/[.H78]" office:value-type="float" office:value="24.0182472537231">
            <text:p>24</text:p>
          </table:table-cell>
          <table:table-cell table:formula="oooc:=0.00000068*[.H78]+0.000000085*[.I78]+0.000000054*[.K78]+0.00000066*[.M78]" office:value-type="float" office:value="1.40142547890717">
            <text:p>1.4</text:p>
          </table:table-cell>
          <table:table-cell table:number-columns-repeated="21"/>
        </table:table-row>
        <table:table-row table:style-name="ro1">
          <table:table-cell table:formula="oooc:=[.A70]" office:value-type="string" office:string-value="213_javac">
            <text:p>213_javac</text:p>
          </table:table-cell>
          <table:table-cell office:value-type="float" office:value="45.94">
            <text:p>45.94</text:p>
          </table:table-cell>
          <table:table-cell table:formula="oooc:=([.E8]-[.B79])/[.B8]" office:value-type="float" office:value="0.786240786240786">
            <text:p>0.79</text:p>
          </table:table-cell>
          <table:table-cell table:formula="oooc:=[.AA8]/[.B8]" office:value-type="float" office:value="5935.05323505323">
            <text:p>5935.05</text:p>
          </table:table-cell>
          <table:table-cell table:formula="oooc:=[.AB8]/[.B8]" office:value-type="float" office:value="1109.58230958231">
            <text:p>1109.58</text:p>
          </table:table-cell>
          <table:table-cell table:formula="oooc:=0.0000000024*[.D79]+0.0000000635*[.E79]" office:value-type="float" office:value="0.0000847026044226044">
            <text:p>0</text:p>
          </table:table-cell>
          <table:table-cell table:formula="oooc:=[.C79]-[.F79]" office:value-type="float" office:value="0.786156083636364">
            <text:p>0.79</text:p>
          </table:table-cell>
          <table:table-cell table:style-name="ce6" table:formula="oooc:=[.V8]/[.B8]" office:value-type="float" office:value="335064.782964783">
            <text:p>335065</text:p>
          </table:table-cell>
          <table:table-cell table:style-name="ce6" table:formula="oooc:=([.AH8]-[.V8]*8)/[.B8]" office:value-type="float" office:value="10704333.6609337">
            <text:p>10704334</text:p>
          </table:table-cell>
          <table:table-cell table:style-name="ce6" table:formula="oooc:=[.AD8]/[.B8]" office:value-type="float" office:value="6632535.21703522">
            <text:p>6632535</text:p>
          </table:table-cell>
          <table:table-cell table:style-name="ce6" table:formula="oooc:=[.AC8]/[.B8]" office:value-type="float" office:value="24559786.2407862">
            <text:p>24559786</text:p>
          </table:table-cell>
          <table:table-cell table:style-name="ce6" table:formula="oooc:=[.J79]-[.H79]" office:value-type="float" office:value="6297470.43407043">
            <text:p>6297470</text:p>
          </table:table-cell>
          <table:table-cell table:style-name="ce6" table:formula="oooc:=[.T8]/[.B8]" office:value-type="float" office:value="3088.94348894349">
            <text:p>3089</text:p>
          </table:table-cell>
          <table:table-cell table:style-name="ce6" table:formula="oooc:=[.R8]/[.B8]" office:value-type="float" office:value="9817720.63882064">
            <text:p>9817721</text:p>
          </table:table-cell>
          <table:table-cell table:style-name="ce6" table:formula="oooc:=[.I79]/[.H79]" office:value-type="float" office:value="31.9470568235121">
            <text:p>32</text:p>
          </table:table-cell>
          <table:table-cell table:formula="oooc:=0.00000068*[.H79]+0.000000085*[.I79]+0.000000054*[.K79]+0.00000066*[.M79]" office:value-type="float" office:value="2.46597957330057">
            <text:p>2.47</text:p>
          </table:table-cell>
          <table:table-cell table:number-columns-repeated="21"/>
        </table:table-row>
        <table:table-row table:style-name="ro1">
          <table:table-cell table:formula="oooc:=[.A71]" office:value-type="string" office:string-value="222_mpegaudio">
            <text:p>222_mpegaudio</text:p>
          </table:table-cell>
          <table:table-cell office:value-type="float" office:value="19.96">
            <text:p>19.96</text:p>
          </table:table-cell>
          <table:table-cell table:formula="oooc:=([.E9]-[.B80])/[.B9]" office:value-type="float" office:value="2.35604606525912">
            <text:p>2.36</text:p>
          </table:table-cell>
          <table:table-cell table:formula="oooc:=[.AA9]/[.B9]" office:value-type="float" office:value="76354182.8214971">
            <text:p>76354182.82</text:p>
          </table:table-cell>
          <table:table-cell table:formula="oooc:=[.AB9]/[.B9]" office:value-type="float" office:value="14224504.1266795">
            <text:p>14224504.13</text:p>
          </table:table-cell>
          <table:table-cell table:formula="oooc:=0.0000000024*[.D80]+0.0000000635*[.E80]" office:value-type="float" office:value="1.08650605081574">
            <text:p>1.09</text:p>
          </table:table-cell>
          <table:table-cell table:formula="oooc:=[.C80]-[.F80]" office:value-type="float" office:value="1.26954001444338">
            <text:p>1.27</text:p>
          </table:table-cell>
          <table:table-cell table:style-name="ce6" table:formula="oooc:=[.V9]/[.B9]" office:value-type="float" office:value="642.610364683301">
            <text:p>643</text:p>
          </table:table-cell>
          <table:table-cell table:style-name="ce6" table:formula="oooc:=([.AH9]-[.V9]*8)/[.B9]" office:value-type="float" office:value="8321.97696737044">
            <text:p>8322</text:p>
          </table:table-cell>
          <table:table-cell table:style-name="ce6" table:formula="oooc:=[.AD9]/[.B9]" office:value-type="float" office:value="1519.28982725528">
            <text:p>1519</text:p>
          </table:table-cell>
          <table:table-cell table:style-name="ce6" table:formula="oooc:=[.AC9]/[.B9]" office:value-type="float" office:value="6216.31477927063">
            <text:p>6216</text:p>
          </table:table-cell>
          <table:table-cell table:style-name="ce6" table:formula="oooc:=[.J80]-[.H80]" office:value-type="float" office:value="876.679462571977">
            <text:p>877</text:p>
          </table:table-cell>
          <table:table-cell table:style-name="ce6" table:formula="oooc:=[.T9]/[.B9]" office:value-type="float" office:value="2023.89635316699">
            <text:p>2024</text:p>
          </table:table-cell>
          <table:table-cell table:style-name="ce6" table:formula="oooc:=[.R9]/[.B9]" office:value-type="float" office:value="9617.9462571977">
            <text:p>9618</text:p>
          </table:table-cell>
          <table:table-cell table:style-name="ce6" table:formula="oooc:=[.I80]/[.H80]" office:value-type="float" office:value="12.9502688172043">
            <text:p>13</text:p>
          </table:table-cell>
          <table:table-cell table:formula="oooc:=0.00000068*[.H80]+0.000000085*[.I80]+0.000000054*[.K80]+0.00000066*[.M80]" office:value-type="float" office:value="0.00281579568138196">
            <text:p>0</text:p>
          </table:table-cell>
          <table:table-cell table:number-columns-repeated="21"/>
        </table:table-row>
        <table:table-row table:style-name="ro1">
          <table:table-cell table:formula="oooc:=[.A72]" office:value-type="string" office:string-value="228_jack">
            <text:p>228_jack</text:p>
          </table:table-cell>
          <table:table-cell office:value-type="float" office:value="34.53">
            <text:p>34.53</text:p>
          </table:table-cell>
          <table:table-cell table:formula="oooc:=([.E10]-[.B81])/[.B10]" office:value-type="float" office:value="2.67220543806646">
            <text:p>2.67</text:p>
          </table:table-cell>
          <table:table-cell table:formula="oooc:=[.AA10]/[.B10]" office:value-type="float" office:value="9133514.65256798">
            <text:p>9133514.65</text:p>
          </table:table-cell>
          <table:table-cell table:formula="oooc:=[.AB10]/[.B10]" office:value-type="float" office:value="3064920.99697885">
            <text:p>3064921</text:p>
          </table:table-cell>
          <table:table-cell table:formula="oooc:=0.0000000024*[.D81]+0.0000000635*[.E81]" office:value-type="float" office:value="0.21654291847432">
            <text:p>0.22</text:p>
          </table:table-cell>
          <table:table-cell table:formula="oooc:=[.C81]-[.F81]" office:value-type="float" office:value="2.45566251959214">
            <text:p>2.46</text:p>
          </table:table-cell>
          <table:table-cell table:style-name="ce6" table:formula="oooc:=[.V10]/[.B10]" office:value-type="float" office:value="57729.4561933535">
            <text:p>57729</text:p>
          </table:table-cell>
          <table:table-cell table:style-name="ce6" table:formula="oooc:=([.AH10]-[.V10]*8)/[.B10]" office:value-type="float" office:value="1843011.78247734">
            <text:p>1843012</text:p>
          </table:table-cell>
          <table:table-cell table:style-name="ce6" table:formula="oooc:=[.AD10]/[.B10]" office:value-type="float" office:value="993982.175226586">
            <text:p>993982</text:p>
          </table:table-cell>
          <table:table-cell table:style-name="ce6" table:formula="oooc:=[.AC10]/[.B10]" office:value-type="float" office:value="6578295.16616314">
            <text:p>6578295</text:p>
          </table:table-cell>
          <table:table-cell table:style-name="ce6" table:formula="oooc:=[.J81]-[.H81]" office:value-type="float" office:value="936252.719033233">
            <text:p>936253</text:p>
          </table:table-cell>
          <table:table-cell table:style-name="ce6" table:formula="oooc:=[.T10]/[.B10]" office:value-type="float" office:value="2215171.75226586">
            <text:p>2215172</text:p>
          </table:table-cell>
          <table:table-cell table:style-name="ce6" table:formula="oooc:=[.R10]/[.B10]" office:value-type="float" office:value="2236719.78851964">
            <text:p>2236720</text:p>
          </table:table-cell>
          <table:table-cell table:style-name="ce6" table:formula="oooc:=[.I81]/[.H81]" office:value-type="float" office:value="31.9249808330869">
            <text:p>32</text:p>
          </table:table-cell>
          <table:table-cell table:formula="oooc:=0.00000068*[.H81]+0.000000085*[.I81]+0.000000054*[.K81]+0.00000066*[.M81]" office:value-type="float" office:value="2.01315332719033">
            <text:p>2.01</text:p>
          </table:table-cell>
          <table:table-cell table:number-columns-repeated="21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array-only costs</text:p>
          </table:table-cell>
          <table:table-cell table:number-columns-repeated="35"/>
        </table:table-row>
        <table:table-row table:style-name="ro1">
          <table:table-cell table:formula="oooc:=[.A75]" office:value-type="string" office:string-value="benchmark">
            <text:p>benchmark</text:p>
          </table:table-cell>
          <table:table-cell/>
          <table:table-cell office:value-type="string">
            <text:p>arr T+NT overhead</text:p>
          </table:table-cell>
          <table:table-cell office:value-type="string">
            <text:p>arr NT r rate</text:p>
          </table:table-cell>
          <table:table-cell office:value-type="string">
            <text:p>arr NT w rate</text:p>
          </table:table-cell>
          <table:table-cell office:value-type="string">
            <text:p>array NT predicted overhead</text:p>
          </table:table-cell>
          <table:table-cell office:value-type="string">
            <text:p>array T calc overhead</text:p>
          </table:table-cell>
          <table:table-cell office:value-type="string">
            <text:p>vir T arr w rate</text:p>
          </table:table-cell>
          <table:table-cell office:value-type="string">
            <text:p>vir T arr w sz rate</text:p>
          </table:table-cell>
          <table:table-cell office:value-type="string">
            <text:p>T arr w rate</text:p>
          </table:table-cell>
          <table:table-cell office:value-type="string">
            <text:p>T arr r rate</text:p>
          </table:table-cell>
          <table:table-cell office:value-type="string">
            <text:p>nonvir arr w rate</text:p>
          </table:table-cell>
          <table:table-cell office:value-type="string">
            <text:p>vir arr r rate</text:p>
          </table:table-cell>
          <table:table-cell office:value-type="string">
            <text:p>T meth call rate</text:p>
          </table:table-cell>
          <table:table-cell office:value-type="string">
            <text:p>avg T arr w sz</text:p>
          </table:table-cell>
          <table:table-cell office:value-type="string">
            <text:p>pred T arr overhead</text:p>
          </table:table-cell>
          <table:table-cell/>
          <table:table-cell office:value-type="string">
            <text:p>T arr</text:p>
          </table:table-cell>
          <table:table-cell office:value-type="string">
            <text:p>NT arr</text:p>
          </table:table-cell>
          <table:table-cell table:number-columns-repeated="18"/>
        </table:table-row>
        <table:table-row table:style-name="ro1">
          <table:table-cell table:formula="oooc:=[.A76]" office:value-type="string" office:string-value="202_jess">
            <text:p>202_jess</text:p>
          </table:table-cell>
          <table:table-cell/>
          <table:table-cell table:formula="oooc:=([.B76]-[.D5])/[.B5]" office:value-type="float" office:value="1.48998330550918">
            <text:p>1.49</text:p>
          </table:table-cell>
          <table:table-cell table:formula="oooc:=[.W5]/[.B5]" office:value-type="float" office:value="8217471.03505843">
            <text:p>8217471.04</text:p>
          </table:table-cell>
          <table:table-cell table:formula="oooc:=[.X5]/[.B5]" office:value-type="float" office:value="1853533.22203673">
            <text:p>1853533.22</text:p>
          </table:table-cell>
          <table:table-cell table:formula="oooc:=0.0000000024*[.D85]+0.0000000635*[.E85]" office:value-type="float" office:value="0.137421290083472">
            <text:p>0.14</text:p>
          </table:table-cell>
          <table:table-cell table:formula="oooc:=[.C85]-[.F85]" office:value-type="float" office:value="1.35256201542571">
            <text:p>1.35</text:p>
          </table:table-cell>
          <table:table-cell table:style-name="ce6" table:formula="oooc:=[.U5]/[.B5]" office:value-type="float" office:value="4379.46577629382">
            <text:p>4379</text:p>
          </table:table-cell>
          <table:table-cell table:style-name="ce6" table:formula="oooc:=([.AG5]-[.U5]*8)/[.B5]" office:value-type="float" office:value="3727379.6327212">
            <text:p>3727380</text:p>
          </table:table-cell>
          <table:table-cell table:style-name="ce6" table:formula="oooc:=[.Z5]/[.B5]" office:value-type="float" office:value="9948.99833055092">
            <text:p>9949</text:p>
          </table:table-cell>
          <table:table-cell table:style-name="ce6" table:formula="oooc:=[.Y5]/[.B5]" office:value-type="float" office:value="421146.076794658">
            <text:p>421146</text:p>
          </table:table-cell>
          <table:table-cell table:style-name="ce6" table:formula="oooc:=[.J85]-[.H85]" office:value-type="float" office:value="5569.53255425709">
            <text:p>5570</text:p>
          </table:table-cell>
          <table:table-cell table:style-name="ce6" table:formula="oooc:=[.S5]/[.B5]" office:value-type="float" office:value="398369.699499165">
            <text:p>398370</text:p>
          </table:table-cell>
          <table:table-cell table:style-name="ce6" table:formula="oooc:=[.R5]/[.B5]" office:value-type="float" office:value="1006375.79298831">
            <text:p>1006376</text:p>
          </table:table-cell>
          <table:table-cell table:style-name="ce6" table:formula="oooc:=[.I85]/[.H85]" office:value-type="float" office:value="851.1037243167">
            <text:p>851</text:p>
          </table:table-cell>
          <table:table-cell table:formula="oooc:=0.00000068*[.H85]+0.000000085*[.I85]+0.000000054*[.K85]+0.00000066*[.M85]" office:value-type="float" office:value="0.605471195325543">
            <text:p>0.61</text:p>
          </table:table-cell>
          <table:table-cell/>
          <table:table-cell table:formula="oooc:=[.P94]-[.P76]" office:value-type="float" office:value="0.605130567111853">
            <text:p>0.61</text:p>
          </table:table-cell>
          <table:table-cell table:formula="oooc:=[.F94]-[.F76]" office:value-type="float" office:value="0.137190121602671">
            <text:p>0.14</text:p>
          </table:table-cell>
          <table:table-cell table:number-columns-repeated="18"/>
        </table:table-row>
        <table:table-row table:style-name="ro1">
          <table:table-cell table:formula="oooc:=[.A77]" office:value-type="string" office:string-value="205_raytrace">
            <text:p>205_raytrace</text:p>
          </table:table-cell>
          <table:table-cell/>
          <table:table-cell table:formula="oooc:=([.B77]-[.D6])/[.B6]" office:value-type="float" office:value="0.401007919366451">
            <text:p>0.4</text:p>
          </table:table-cell>
          <table:table-cell table:formula="oooc:=[.W6]/[.B6]" office:value-type="float" office:value="5354720.73434125">
            <text:p>5354720.73</text:p>
          </table:table-cell>
          <table:table-cell table:formula="oooc:=[.X6]/[.B6]" office:value-type="float" office:value="445599.856011519">
            <text:p>445599.86</text:p>
          </table:table-cell>
          <table:table-cell table:formula="oooc:=0.0000000024*[.D86]+0.0000000635*[.E86]" office:value-type="float" office:value="0.0411469206191505">
            <text:p>0.04</text:p>
          </table:table-cell>
          <table:table-cell table:formula="oooc:=[.C86]-[.F86]" office:value-type="float" office:value="0.3598609987473">
            <text:p>0.36</text:p>
          </table:table-cell>
          <table:table-cell table:style-name="ce6" table:formula="oooc:=[.U6]/[.B6]" office:value-type="float" office:value="4193.16054715623">
            <text:p>4193</text:p>
          </table:table-cell>
          <table:table-cell table:style-name="ce6" table:formula="oooc:=([.AG6]-[.U6]*8)/[.B6]" office:value-type="float" office:value="282040.244780418">
            <text:p>282040</text:p>
          </table:table-cell>
          <table:table-cell table:style-name="ce6" table:formula="oooc:=[.Z6]/[.B6]" office:value-type="float" office:value="55849.7480201584">
            <text:p>55850</text:p>
          </table:table-cell>
          <table:table-cell table:style-name="ce6" table:formula="oooc:=[.Y6]/[.B6]" office:value-type="float" office:value="73667.962562995">
            <text:p>73668</text:p>
          </table:table-cell>
          <table:table-cell table:style-name="ce6" table:formula="oooc:=[.J86]-[.H86]" office:value-type="float" office:value="51656.5874730022">
            <text:p>51657</text:p>
          </table:table-cell>
          <table:table-cell table:style-name="ce6" table:formula="oooc:=[.S6]/[.B6]" office:value-type="float" office:value="277.969762419006">
            <text:p>278</text:p>
          </table:table-cell>
          <table:table-cell table:style-name="ce6" table:formula="oooc:=[.R6]/[.B6]" office:value-type="float" office:value="133686.393088553">
            <text:p>133686</text:p>
          </table:table-cell>
          <table:table-cell table:style-name="ce6" table:formula="oooc:=[.I86]/[.H86]" office:value-type="float" office:value="67.2619713957042">
            <text:p>67</text:p>
          </table:table-cell>
          <table:table-cell table:formula="oooc:=0.00000068*[.H86]+0.000000085*[.I86]+0.000000054*[.K86]+0.00000066*[.M86]" office:value-type="float" office:value="0.0309863">
            <text:p>0.03</text:p>
          </table:table-cell>
          <table:table-cell/>
          <table:table-cell table:formula="oooc:=[.P95]-[.P77]" office:value-type="float" office:value="0.0302157717062635">
            <text:p>0.03</text:p>
          </table:table-cell>
          <table:table-cell table:formula="oooc:=[.F95]-[.F77]" office:value-type="float" office:value="0.0414236513678906">
            <text:p>0.04</text:p>
          </table:table-cell>
          <table:table-cell table:number-columns-repeated="18"/>
        </table:table-row>
        <table:table-row table:style-name="ro1">
          <table:table-cell table:formula="oooc:=[.A78]" office:value-type="string" office:string-value="209_db">
            <text:p>209_db</text:p>
          </table:table-cell>
          <table:table-cell/>
          <table:table-cell table:formula="oooc:=([.B78]-[.D7])/[.B7]" office:value-type="float" office:value="2.44212690951821">
            <text:p>2.44</text:p>
          </table:table-cell>
          <table:table-cell table:formula="oooc:=[.W7]/[.B7]" office:value-type="float" office:value="5981192.8613396">
            <text:p>5981192.86</text:p>
          </table:table-cell>
          <table:table-cell table:formula="oooc:=[.X7]/[.B7]" office:value-type="float" office:value="819687.720329025">
            <text:p>819687.72</text:p>
          </table:table-cell>
          <table:table-cell table:formula="oooc:=0.0000000024*[.D87]+0.0000000635*[.E87]" office:value-type="float" office:value="0.0664050331081081">
            <text:p>0.07</text:p>
          </table:table-cell>
          <table:table-cell table:formula="oooc:=[.C87]-[.F87]" office:value-type="float" office:value="2.37572187641011">
            <text:p>2.38</text:p>
          </table:table-cell>
          <table:table-cell table:style-name="ce6" table:formula="oooc:=[.U7]/[.B7]" office:value-type="float" office:value="5128.3196239718">
            <text:p>5128</text:p>
          </table:table-cell>
          <table:table-cell table:style-name="ce6" table:formula="oooc:=([.AG7]-[.U7]*8)/[.B7]" office:value-type="float" office:value="21782113.1903643">
            <text:p>21782113</text:p>
          </table:table-cell>
          <table:table-cell table:style-name="ce6" table:formula="oooc:=[.Z7]/[.B7]" office:value-type="float" office:value="95393.1257344301">
            <text:p>95393</text:p>
          </table:table-cell>
          <table:table-cell table:style-name="ce6" table:formula="oooc:=[.Y7]/[.B7]" office:value-type="float" office:value="1563119.15393655">
            <text:p>1563119</text:p>
          </table:table-cell>
          <table:table-cell table:style-name="ce6" table:formula="oooc:=[.J87]-[.H87]" office:value-type="float" office:value="90264.8061104583">
            <text:p>90265</text:p>
          </table:table-cell>
          <table:table-cell table:style-name="ce6" table:formula="oooc:=[.S7]/[.B7]" office:value-type="float" office:value="1374505.3760282">
            <text:p>1374505</text:p>
          </table:table-cell>
          <table:table-cell table:style-name="ce6" table:formula="oooc:=[.R7]/[.B7]" office:value-type="float" office:value="2015319.38895417">
            <text:p>2015319</text:p>
          </table:table-cell>
          <table:table-cell table:style-name="ce6" table:formula="oooc:=[.I87]/[.H87]" office:value-type="float" office:value="4247.41724141882">
            <text:p>4247</text:p>
          </table:table-cell>
          <table:table-cell table:formula="oooc:=0.00000068*[.H87]+0.000000085*[.I87]+0.000000054*[.K87]+0.00000066*[.M87]" office:value-type="float" office:value="2.84654886101645">
            <text:p>2.85</text:p>
          </table:table-cell>
          <table:table-cell/>
          <table:table-cell table:formula="oooc:=[.P96]-[.P78]" office:value-type="float" office:value="2.84646888422444">
            <text:p>2.85</text:p>
          </table:table-cell>
          <table:table-cell table:formula="oooc:=[.F96]-[.F78]" office:value-type="float" office:value="0.0663253008490012">
            <text:p>0.07</text:p>
          </table:table-cell>
          <table:table-cell table:number-columns-repeated="18"/>
        </table:table-row>
        <table:table-row table:style-name="ro1">
          <table:table-cell table:formula="oooc:=[.A79]" office:value-type="string" office:string-value="213_javac">
            <text:p>213_javac</text:p>
          </table:table-cell>
          <table:table-cell/>
          <table:table-cell table:formula="oooc:=([.B79]-[.D8])/[.B8]" office:value-type="float" office:value="2.59049959049959">
            <text:p>2.59</text:p>
          </table:table-cell>
          <table:table-cell table:formula="oooc:=[.W8]/[.B8]" office:value-type="float" office:value="9155.77395577396">
            <text:p>9155.77</text:p>
          </table:table-cell>
          <table:table-cell table:formula="oooc:=[.X8]/[.B8]" office:value-type="float" office:value="6873.30057330057">
            <text:p>6873.3</text:p>
          </table:table-cell>
          <table:table-cell table:formula="oooc:=0.0000000024*[.D88]+0.0000000635*[.E88]" office:value-type="float" office:value="0.000458428443898444">
            <text:p>0</text:p>
          </table:table-cell>
          <table:table-cell table:formula="oooc:=[.C88]-[.F88]" office:value-type="float" office:value="2.59004116205569">
            <text:p>2.59</text:p>
          </table:table-cell>
          <table:table-cell table:style-name="ce6" table:formula="oooc:=[.U8]/[.B8]" office:value-type="float" office:value="129228.992628993">
            <text:p>129229</text:p>
          </table:table-cell>
          <table:table-cell table:style-name="ce6" table:formula="oooc:=([.AG8]-[.U8]*8)/[.B8]" office:value-type="float" office:value="6462257.49385749">
            <text:p>6462257</text:p>
          </table:table-cell>
          <table:table-cell table:style-name="ce6" table:formula="oooc:=[.Z8]/[.B8]" office:value-type="float" office:value="129228.992628993">
            <text:p>129229</text:p>
          </table:table-cell>
          <table:table-cell table:style-name="ce6" table:formula="oooc:=[.Y8]/[.B8]" office:value-type="float" office:value="1540.95004095004">
            <text:p>1541</text:p>
          </table:table-cell>
          <table:table-cell table:style-name="ce6" table:formula="oooc:=[.J88]-[.H88]" office:value-type="float" office:value="0">
            <text:p>0</text:p>
          </table:table-cell>
          <table:table-cell table:style-name="ce6" table:formula="oooc:=[.S8]/[.B8]" office:value-type="float" office:value="1540.95004095004">
            <text:p>1541</text:p>
          </table:table-cell>
          <table:table-cell table:style-name="ce6" table:formula="oooc:=[.R8]/[.B8]" office:value-type="float" office:value="9817720.63882064">
            <text:p>9817721</text:p>
          </table:table-cell>
          <table:table-cell table:style-name="ce6" table:formula="oooc:=[.I88]/[.H88]" office:value-type="float" office:value="50.0062514021926">
            <text:p>50</text:p>
          </table:table-cell>
          <table:table-cell table:formula="oooc:=0.00000068*[.H88]+0.000000085*[.I88]+0.000000054*[.K88]+0.00000066*[.M88]" office:value-type="float" office:value="0.63826784029484">
            <text:p>0.64</text:p>
          </table:table-cell>
          <table:table-cell/>
          <table:table-cell table:formula="oooc:=[.P97]-[.P79]" office:value-type="float" office:value="0.921399242751843">
            <text:p>0.92</text:p>
          </table:table-cell>
          <table:table-cell table:formula="oooc:=[.F97]-[.F79]" office:value-type="float" office:value="0.000458428443898444">
            <text:p>0</text:p>
          </table:table-cell>
          <table:table-cell table:number-columns-repeated="18"/>
        </table:table-row>
        <table:table-row table:style-name="ro1">
          <table:table-cell table:formula="oooc:=[.A80]" office:value-type="string" office:string-value="222_mpegaudio">
            <text:p>222_mpegaudio</text:p>
          </table:table-cell>
          <table:table-cell/>
          <table:table-cell table:formula="oooc:=([.B80]-[.D9])/[.B9]" office:value-type="float" office:value="0.90978886756238">
            <text:p>0.91</text:p>
          </table:table-cell>
          <table:table-cell table:formula="oooc:=[.W9]/[.B9]" office:value-type="float" office:value="136495979.558541">
            <text:p>136495979.56</text:p>
          </table:table-cell>
          <table:table-cell table:formula="oooc:=[.X9]/[.B9]" office:value-type="float" office:value="24439416.6986564">
            <text:p>24439416.7</text:p>
          </table:table-cell>
          <table:table-cell table:formula="oooc:=0.0000000024*[.D89]+0.0000000635*[.E89]" office:value-type="float" office:value="1.87949331130518">
            <text:p>1.88</text:p>
          </table:table-cell>
          <table:table-cell table:formula="oooc:=[.C89]-[.F89]" office:value-type="float" office:value="-0.969704443742802">
            <text:p>-0.97</text:p>
          </table:table-cell>
          <table:table-cell table:style-name="ce6" table:formula="oooc:=[.U9]/[.B9]" office:value-type="float" office:value="56.9097888675624">
            <text:p>57</text:p>
          </table:table-cell>
          <table:table-cell table:style-name="ce6" table:formula="oooc:=([.AG9]-[.U9]*8)/[.B9]" office:value-type="float" office:value="16115.0671785029">
            <text:p>16115</text:p>
          </table:table-cell>
          <table:table-cell table:style-name="ce6" table:formula="oooc:=[.Z9]/[.B9]" office:value-type="float" office:value="56.9097888675624">
            <text:p>57</text:p>
          </table:table-cell>
          <table:table-cell table:style-name="ce6" table:formula="oooc:=[.Y9]/[.B9]" office:value-type="float" office:value="260.84452975048">
            <text:p>261</text:p>
          </table:table-cell>
          <table:table-cell table:style-name="ce6" table:formula="oooc:=[.J89]-[.H89]" office:value-type="float" office:value="0">
            <text:p>0</text:p>
          </table:table-cell>
          <table:table-cell table:style-name="ce6" table:formula="oooc:=[.S9]/[.B9]" office:value-type="float" office:value="260.84452975048">
            <text:p>261</text:p>
          </table:table-cell>
          <table:table-cell table:style-name="ce6" table:formula="oooc:=[.R9]/[.B9]" office:value-type="float" office:value="9617.9462571977">
            <text:p>9618</text:p>
          </table:table-cell>
          <table:table-cell table:style-name="ce6" table:formula="oooc:=[.I89]/[.H89]" office:value-type="float" office:value="283.168634064081">
            <text:p>283</text:p>
          </table:table-cell>
          <table:table-cell table:formula="oooc:=0.00000068*[.H89]+0.000000085*[.I89]+0.000000054*[.K89]+0.00000066*[.M89]" office:value-type="float" office:value="0.00159472236084453">
            <text:p>0</text:p>
          </table:table-cell>
          <table:table-cell/>
          <table:table-cell table:formula="oooc:=[.P98]-[.P80]" office:value-type="float" office:value="0.00141971986564299">
            <text:p>0</text:p>
          </table:table-cell>
          <table:table-cell table:formula="oooc:=[.F98]-[.F80]" office:value-type="float" office:value="1.87949331130518">
            <text:p>1.88</text:p>
          </table:table-cell>
          <table:table-cell table:number-columns-repeated="18"/>
        </table:table-row>
        <table:table-row table:style-name="ro1">
          <table:table-cell table:formula="oooc:=[.A81]" office:value-type="string" office:string-value="228_jack">
            <text:p>228_jack</text:p>
          </table:table-cell>
          <table:table-cell/>
          <table:table-cell table:formula="oooc:=([.B81]-[.D10])/[.B10]" office:value-type="float" office:value="2.83081570996979">
            <text:p>2.83</text:p>
          </table:table-cell>
          <table:table-cell table:formula="oooc:=[.W10]/[.B10]" office:value-type="float" office:value="3573846.37462236">
            <text:p>3573846.37</text:p>
          </table:table-cell>
          <table:table-cell table:formula="oooc:=[.X10]/[.B10]" office:value-type="float" office:value="2847043.65558912">
            <text:p>2847043.66</text:p>
          </table:table-cell>
          <table:table-cell table:formula="oooc:=0.0000000024*[.D90]+0.0000000635*[.E90]" office:value-type="float" office:value="0.189364503429003">
            <text:p>0.19</text:p>
          </table:table-cell>
          <table:table-cell table:formula="oooc:=[.C90]-[.F90]" office:value-type="float" office:value="2.64145120654079">
            <text:p>2.64</text:p>
          </table:table-cell>
          <table:table-cell table:style-name="ce6" table:formula="oooc:=[.U10]/[.B10]" office:value-type="float" office:value="355161.63141994">
            <text:p>355162</text:p>
          </table:table-cell>
          <table:table-cell table:style-name="ce6" table:formula="oooc:=([.AG10]-[.U10]*8)/[.B10]" office:value-type="float" office:value="24511466.3141994">
            <text:p>24511466</text:p>
          </table:table-cell>
          <table:table-cell table:style-name="ce6" table:formula="oooc:=[.Z10]/[.B10]" office:value-type="float" office:value="647785.649546828">
            <text:p>647786</text:p>
          </table:table-cell>
          <table:table-cell table:style-name="ce6" table:formula="oooc:=[.Y10]/[.B10]" office:value-type="float" office:value="1445967.22054381">
            <text:p>1445967</text:p>
          </table:table-cell>
          <table:table-cell table:style-name="ce6" table:formula="oooc:=[.J90]-[.H90]" office:value-type="float" office:value="292624.018126888">
            <text:p>292624</text:p>
          </table:table-cell>
          <table:table-cell table:style-name="ce6" table:formula="oooc:=[.S10]/[.B10]" office:value-type="float" office:value="1053751.81268882">
            <text:p>1053752</text:p>
          </table:table-cell>
          <table:table-cell table:style-name="ce6" table:formula="oooc:=[.R10]/[.B10]" office:value-type="float" office:value="2236719.78851964">
            <text:p>2236720</text:p>
          </table:table-cell>
          <table:table-cell table:style-name="ce6" table:formula="oooc:=[.I90]/[.H90]" office:value-type="float" office:value="69.0149614872595">
            <text:p>69</text:p>
          </table:table-cell>
          <table:table-cell table:formula="oooc:=0.00000068*[.H90]+0.000000085*[.I90]+0.000000054*[.K90]+0.00000066*[.M90]" office:value-type="float" office:value="3.0985429723565">
            <text:p>3.1</text:p>
          </table:table-cell>
          <table:table-cell/>
          <table:table-cell table:formula="oooc:=[.P99]-[.P81]" office:value-type="float" office:value="3.09810742401813">
            <text:p>3.1</text:p>
          </table:table-cell>
          <table:table-cell table:formula="oooc:=[.F99]-[.F81]" office:value-type="float" office:value="0.1887481">
            <text:p>0.19</text:p>
          </table:table-cell>
          <table:table-cell table:number-columns-repeated="1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both costs</text:p>
          </table:table-cell>
          <table:table-cell table:number-columns-repeated="35"/>
        </table:table-row>
        <table:table-row table:style-name="ro2">
          <table:table-cell office:value-type="string">
            <text:p>benchmark</text:p>
          </table:table-cell>
          <table:table-cell/>
          <table:table-cell office:value-type="string">
            <text:p>T overhead</text:p>
          </table:table-cell>
          <table:table-cell table:number-columns-repeated="2"/>
          <table:table-cell office:value-type="string">
            <text:p>NT predicted</text:p>
          </table:table-cell>
          <table:table-cell office:value-type="string">
            <text:p>T calc</text:p>
          </table:table-cell>
          <table:table-cell office:value-type="string">
            <text:p>vir T w rate</text:p>
          </table:table-cell>
          <table:table-cell office:value-type="string">
            <text:p>vir T w sz</text:p>
          </table:table-cell>
          <table:table-cell office:value-type="string">
            <text:p>T w rate</text:p>
          </table:table-cell>
          <table:table-cell office:value-type="string">
            <text:p>T r rate</text:p>
          </table:table-cell>
          <table:table-cell office:value-type="string">
            <text:p>nonvir w rate</text:p>
          </table:table-cell>
          <table:table-cell office:value-type="string">
            <text:p>vir r rate</text:p>
          </table:table-cell>
          <table:table-cell office:value-type="string">
            <text:p>T meth call rate</text:p>
          </table:table-cell>
          <table:table-cell office:value-type="string">
            <text:p>avg T w sz</text:p>
          </table:table-cell>
          <table:table-cell office:value-type="string">
            <text:p>pred T overhead</text:p>
          </table:table-cell>
          <table:table-cell office:value-type="string">
            <text:p>pred ttl overhead</text:p>
          </table:table-cell>
          <table:table-cell office:value-type="string">
            <text:p>ttl overhead</text:p>
          </table:table-cell>
          <table:table-cell office:value-type="string">
            <text:p>error</text:p>
          </table:table-cell>
          <table:table-cell table:number-columns-repeated="18"/>
        </table:table-row>
        <table:table-row table:style-name="ro1">
          <table:table-cell table:formula="oooc:=[.A76]" office:value-type="string" office:string-value="202_jess">
            <text:p>202_jess</text:p>
          </table:table-cell>
          <table:table-cell/>
          <table:table-cell table:formula="oooc:=([.E5]-[.D5])/[.B5]" office:value-type="float" office:value="1.85308848080134">
            <text:p>1.85</text:p>
          </table:table-cell>
          <table:table-cell table:number-columns-repeated="2"/>
          <table:table-cell table:formula="oooc:=[.J42]" office:value-type="float" office:value="0.321530968005008">
            <text:p>0.32</text:p>
          </table:table-cell>
          <table:table-cell table:formula="oooc:=[.C94]-[.F94]" office:value-type="float" office:value="1.53155751279633">
            <text:p>1.53</text:p>
          </table:table-cell>
          <table:table-cell table:style-name="ce6" table:formula="oooc:=[.H76]+[.H85]" office:value-type="float" office:value="5290.6510851419">
            <text:p>5291</text:p>
          </table:table-cell>
          <table:table-cell table:style-name="ce6" table:formula="oooc:=[.I76]+[.I85]" office:value-type="float" office:value="3754469.19866444">
            <text:p>3754469</text:p>
          </table:table-cell>
          <table:table-cell table:style-name="ce6" table:formula="oooc:=[.L5]/[.B5]" office:value-type="float" office:value="16872.9549248748">
            <text:p>16873</text:p>
          </table:table-cell>
          <table:table-cell table:style-name="ce6" table:formula="oooc:=[.K5]/[.B5]" office:value-type="float" office:value="3046652.67111853">
            <text:p>3046653</text:p>
          </table:table-cell>
          <table:table-cell table:style-name="ce6" table:formula="oooc:=[.J94]-[.H94]" office:value-type="float" office:value="11582.3038397329">
            <text:p>11582</text:p>
          </table:table-cell>
          <table:table-cell table:style-name="ce6" table:formula="oooc:=[.M76]+[.M85]" office:value-type="float" office:value="1573711.68614357">
            <text:p>1573712</text:p>
          </table:table-cell>
          <table:table-cell table:style-name="ce6" table:formula="oooc:=[.N76]" office:value-type="float" office:value="1006375.79298831">
            <text:p>1006376</text:p>
          </table:table-cell>
          <table:table-cell table:style-name="ce6" table:formula="oooc:=[.I94]/[.H94]" office:value-type="float" office:value="709.642185478527">
            <text:p>710</text:p>
          </table:table-cell>
          <table:table-cell table:formula="oooc:=0.00000068*[.H94]+0.000000085*[.I94]+0.000000054*[.K94]+0.00000066*[.M94]" office:value-type="float" office:value="1.52589648171953">
            <text:p>1.53</text:p>
          </table:table-cell>
          <table:table-cell table:formula="oooc:=[.P94]+[.F94]+[.F58]" office:value-type="float" office:value="2.21493954883973">
            <text:p>2.21</text:p>
          </table:table-cell>
          <table:table-cell table:formula="oooc:=[.G5]/[.B5]" office:value-type="float" office:value="2.15776293823038">
            <text:p>2.16</text:p>
          </table:table-cell>
          <table:table-cell table:style-name="ce5" table:formula="oooc:=ABS([.Q94]-[.R94])/[.R94]" office:value-type="percentage" office:value="0.026498096522244">
            <text:p>3%</text:p>
          </table:table-cell>
          <table:table-cell table:number-columns-repeated="18"/>
        </table:table-row>
        <table:table-row table:style-name="ro1">
          <table:table-cell table:formula="oooc:=[.A77]" office:value-type="string" office:string-value="205_raytrace">
            <text:p>205_raytrace</text:p>
          </table:table-cell>
          <table:table-cell/>
          <table:table-cell table:formula="oooc:=([.E6]-[.D6])/[.B6]" office:value-type="float" office:value="0.528437724982002">
            <text:p>0.53</text:p>
          </table:table-cell>
          <table:table-cell table:number-columns-repeated="2"/>
          <table:table-cell table:formula="oooc:=[.J43]" office:value-type="float" office:value="0.291800014737221">
            <text:p>0.29</text:p>
          </table:table-cell>
          <table:table-cell table:formula="oooc:=[.C95]-[.F95]" office:value-type="float" office:value="0.236637710244781">
            <text:p>0.24</text:p>
          </table:table-cell>
          <table:table-cell table:style-name="ce6" table:formula="oooc:=[.H77]+[.H86]" office:value-type="float" office:value="10832.5413966883">
            <text:p>10833</text:p>
          </table:table-cell>
          <table:table-cell table:style-name="ce6" table:formula="oooc:=[.I77]+[.I86]" office:value-type="float" office:value="473238.588912887">
            <text:p>473239</text:p>
          </table:table-cell>
          <table:table-cell table:style-name="ce6" table:formula="oooc:=[.L6]/[.B6]" office:value-type="float" office:value="121731.029517639">
            <text:p>121731</text:p>
          </table:table-cell>
          <table:table-cell table:style-name="ce6" table:formula="oooc:=[.K6]/[.B6]" office:value-type="float" office:value="403441.612670986">
            <text:p>403442</text:p>
          </table:table-cell>
          <table:table-cell table:style-name="ce6" table:formula="oooc:=[.J95]-[.H95]" office:value-type="float" office:value="110898.48812095">
            <text:p>110898</text:p>
          </table:table-cell>
          <table:table-cell table:style-name="ce6" table:formula="oooc:=[.M77]+[.M86]" office:value-type="float" office:value="1421.31029517639">
            <text:p>1421</text:p>
          </table:table-cell>
          <table:table-cell table:style-name="ce6" table:formula="oooc:=[.N77]" office:value-type="float" office:value="133686.393088553">
            <text:p>133686</text:p>
          </table:table-cell>
          <table:table-cell table:style-name="ce6" table:formula="oooc:=[.I95]/[.H95]" office:value-type="float" office:value="43.6867556358996">
            <text:p>44</text:p>
          </table:table-cell>
          <table:table-cell table:formula="oooc:=0.00000068*[.H95]+0.000000085*[.I95]+0.000000054*[.K95]+0.00000066*[.M95]" office:value-type="float" office:value="0.0703153200863931">
            <text:p>0.07</text:p>
          </table:table-cell>
          <table:table-cell table:formula="oooc:=[.P95]+[.F95]+[.F59]" office:value-type="float" office:value="0.364805542728582">
            <text:p>0.36</text:p>
          </table:table-cell>
          <table:table-cell table:formula="oooc:=[.G6]/[.B6]" office:value-type="float" office:value="0.586033117350612">
            <text:p>0.59</text:p>
          </table:table-cell>
          <table:table-cell table:style-name="ce5" table:formula="oooc:=ABS([.Q95]-[.R95])/[.R95]" office:value-type="percentage" office:value="0.377500124262899">
            <text:p>38%</text:p>
          </table:table-cell>
          <table:table-cell table:number-columns-repeated="18"/>
        </table:table-row>
        <table:table-row table:style-name="ro1">
          <table:table-cell table:formula="oooc:=[.A78]" office:value-type="string" office:string-value="209_db">
            <text:p>209_db</text:p>
          </table:table-cell>
          <table:table-cell/>
          <table:table-cell table:formula="oooc:=([.E7]-[.D7])/[.B7]" office:value-type="float" office:value="4.34430082256169">
            <text:p>4.34</text:p>
          </table:table-cell>
          <table:table-cell table:number-columns-repeated="2"/>
          <table:table-cell table:formula="oooc:=[.J44]" office:value-type="float" office:value="0.106354630846063">
            <text:p>0.11</text:p>
          </table:table-cell>
          <table:table-cell table:formula="oooc:=[.C96]-[.F96]" office:value-type="float" office:value="4.23794619171563">
            <text:p>4.24</text:p>
          </table:table-cell>
          <table:table-cell table:style-name="ce6" table:formula="oooc:=[.H78]+[.H87]" office:value-type="float" office:value="90648.9717978848">
            <text:p>90649</text:p>
          </table:table-cell>
          <table:table-cell table:style-name="ce6" table:formula="oooc:=[.I78]+[.I87]" office:value-type="float" office:value="23836169.359577">
            <text:p>23836169</text:p>
          </table:table-cell>
          <table:table-cell table:style-name="ce6" table:formula="oooc:=[.L7]/[.B7]" office:value-type="float" office:value="361431.139835488">
            <text:p>361431</text:p>
          </table:table-cell>
          <table:table-cell table:style-name="ce6" table:formula="oooc:=[.K7]/[.B7]" office:value-type="float" office:value="5378122.91421857">
            <text:p>5378123</text:p>
          </table:table-cell>
          <table:table-cell table:style-name="ce6" table:formula="oooc:=[.J96]-[.H96]" office:value-type="float" office:value="270782.168037603">
            <text:p>270782</text:p>
          </table:table-cell>
          <table:table-cell table:style-name="ce6" table:formula="oooc:=[.M78]+[.M87]" office:value-type="float" office:value="2832969.74148061">
            <text:p>2832970</text:p>
          </table:table-cell>
          <table:table-cell table:style-name="ce6" table:formula="oooc:=[.N78]" office:value-type="float" office:value="2015319.38895417">
            <text:p>2015319</text:p>
          </table:table-cell>
          <table:table-cell table:style-name="ce6" table:formula="oooc:=[.I96]/[.H96]" office:value-type="float" office:value="262.950245180091">
            <text:p>263</text:p>
          </table:table-cell>
          <table:table-cell table:formula="oooc:=0.00000068*[.H96]+0.000000085*[.I96]+0.000000054*[.K96]+0.00000066*[.M96]" office:value-type="float" office:value="4.24789436313161">
            <text:p>4.25</text:p>
          </table:table-cell>
          <table:table-cell table:formula="oooc:=[.P96]+[.F96]+[.F60]" office:value-type="float" office:value="5.52681042759695">
            <text:p>5.53</text:p>
          </table:table-cell>
          <table:table-cell table:formula="oooc:=[.G7]/[.B7]" office:value-type="float" office:value="5.81198589894242">
            <text:p>5.81</text:p>
          </table:table-cell>
          <table:table-cell table:style-name="ce5" table:formula="oooc:=ABS([.Q96]-[.R96])/[.R96]" office:value-type="percentage" office:value="0.0490667865173877">
            <text:p>5%</text:p>
          </table:table-cell>
          <table:table-cell table:number-columns-repeated="18"/>
        </table:table-row>
        <table:table-row table:style-name="ro1">
          <table:table-cell table:formula="oooc:=[.A79]" office:value-type="string" office:string-value="213_javac">
            <text:p>213_javac</text:p>
          </table:table-cell>
          <table:table-cell/>
          <table:table-cell table:formula="oooc:=([.E8]-[.D8])/[.B8]" office:value-type="float" office:value="3.37674037674038">
            <text:p>3.38</text:p>
          </table:table-cell>
          <table:table-cell table:number-columns-repeated="2"/>
          <table:table-cell table:formula="oooc:=[.J45]" office:value-type="float" office:value="0.000543131048321048">
            <text:p>0</text:p>
          </table:table-cell>
          <table:table-cell table:formula="oooc:=[.C97]-[.F97]" office:value-type="float" office:value="3.37619724569206">
            <text:p>3.38</text:p>
          </table:table-cell>
          <table:table-cell table:style-name="ce6" table:formula="oooc:=[.H79]+[.H88]" office:value-type="float" office:value="464293.775593776">
            <text:p>464294</text:p>
          </table:table-cell>
          <table:table-cell table:style-name="ce6" table:formula="oooc:=[.I79]+[.I88]" office:value-type="float" office:value="17166591.1547912">
            <text:p>17166591</text:p>
          </table:table-cell>
          <table:table-cell table:style-name="ce6" table:formula="oooc:=[.L8]/[.B8]" office:value-type="float" office:value="8863335.62653563">
            <text:p>8863336</text:p>
          </table:table-cell>
          <table:table-cell table:style-name="ce6" table:formula="oooc:=[.K8]/[.B8]" office:value-type="float" office:value="29804501.3104013">
            <text:p>29804501</text:p>
          </table:table-cell>
          <table:table-cell table:style-name="ce6" table:formula="oooc:=[.J97]-[.H97]" office:value-type="float" office:value="8399041.85094185">
            <text:p>8399042</text:p>
          </table:table-cell>
          <table:table-cell table:style-name="ce6" table:formula="oooc:=[.M79]+[.M88]" office:value-type="float" office:value="4629.89352989353">
            <text:p>4630</text:p>
          </table:table-cell>
          <table:table-cell table:style-name="ce6" table:formula="oooc:=[.N79]" office:value-type="float" office:value="9817720.63882064">
            <text:p>9817721</text:p>
          </table:table-cell>
          <table:table-cell table:style-name="ce6" table:formula="oooc:=[.I97]/[.H97]" office:value-type="float" office:value="36.9735543683246">
            <text:p>37</text:p>
          </table:table-cell>
          <table:table-cell table:formula="oooc:=0.00000068*[.H97]+0.000000085*[.I97]+0.000000054*[.K97]+0.00000066*[.M97]" office:value-type="float" office:value="3.38737881605242">
            <text:p>3.39</text:p>
          </table:table-cell>
          <table:table-cell table:formula="oooc:=[.P97]+[.F97]+[.F61]" office:value-type="float" office:value="3.56665123914005">
            <text:p>3.57</text:p>
          </table:table-cell>
          <table:table-cell table:formula="oooc:=[.G8]/[.B8]" office:value-type="float" office:value="3.54873054873055">
            <text:p>3.55</text:p>
          </table:table-cell>
          <table:table-cell table:style-name="ce5" table:formula="oooc:=ABS([.Q97]-[.R97])/[.R97]" office:value-type="percentage" office:value="0.00504988760443111">
            <text:p>1%</text:p>
          </table:table-cell>
          <table:table-cell table:number-columns-repeated="18"/>
        </table:table-row>
        <table:table-row table:style-name="ro1">
          <table:table-cell table:formula="oooc:=[.A80]" office:value-type="string" office:string-value="222_mpegaudio">
            <text:p>222_mpegaudio</text:p>
          </table:table-cell>
          <table:table-cell/>
          <table:table-cell table:formula="oooc:=([.E9]-[.D9])/[.B9]" office:value-type="float" office:value="3.2658349328215">
            <text:p>3.27</text:p>
          </table:table-cell>
          <table:table-cell table:number-columns-repeated="2"/>
          <table:table-cell table:formula="oooc:=[.J46]" office:value-type="float" office:value="2.96599936212092">
            <text:p>2.97</text:p>
          </table:table-cell>
          <table:table-cell table:formula="oooc:=[.C98]-[.F98]" office:value-type="float" office:value="0.299835570700576">
            <text:p>0.3</text:p>
          </table:table-cell>
          <table:table-cell table:style-name="ce6" table:formula="oooc:=[.H80]+[.H89]" office:value-type="float" office:value="699.520153550864">
            <text:p>700</text:p>
          </table:table-cell>
          <table:table-cell table:style-name="ce6" table:formula="oooc:=[.I80]+[.I89]" office:value-type="float" office:value="24437.0441458733">
            <text:p>24437</text:p>
          </table:table-cell>
          <table:table-cell table:style-name="ce6" table:formula="oooc:=[.L9]/[.B9]" office:value-type="float" office:value="738.867562380038">
            <text:p>739</text:p>
          </table:table-cell>
          <table:table-cell table:style-name="ce6" table:formula="oooc:=[.K9]/[.B9]" office:value-type="float" office:value="3236.37236084453">
            <text:p>3236</text:p>
          </table:table-cell>
          <table:table-cell table:style-name="ce6" table:formula="oooc:=[.J98]-[.H98]" office:value-type="float" office:value="39.3474088291747">
            <text:p>39</text:p>
          </table:table-cell>
          <table:table-cell table:style-name="ce6" table:formula="oooc:=[.M80]+[.M89]" office:value-type="float" office:value="2284.74088291747">
            <text:p>2285</text:p>
          </table:table-cell>
          <table:table-cell table:style-name="ce6" table:formula="oooc:=[.N80]" office:value-type="float" office:value="9617.9462571977">
            <text:p>9618</text:p>
          </table:table-cell>
          <table:table-cell table:style-name="ce6" table:formula="oooc:=[.I98]/[.H98]" office:value-type="float" office:value="34.9340101522843">
            <text:p>35</text:p>
          </table:table-cell>
          <table:table-cell table:formula="oooc:=0.00000068*[.H98]+0.000000085*[.I98]+0.000000054*[.K98]+0.00000066*[.M98]" office:value-type="float" office:value="0.00423551554702495">
            <text:p>0</text:p>
          </table:table-cell>
          <table:table-cell table:formula="oooc:=[.P98]+[.F98]+[.F62]" office:value-type="float" office:value="2.97065534703455">
            <text:p>2.97</text:p>
          </table:table-cell>
          <table:table-cell table:formula="oooc:=[.G9]/[.B9]" office:value-type="float" office:value="3.27159309021113">
            <text:p>3.27</text:p>
          </table:table-cell>
          <table:table-cell table:style-name="ce5" table:formula="oooc:=ABS([.Q98]-[.R98])/[.R98]" office:value-type="percentage" office:value="0.0919850772631268">
            <text:p>9%</text:p>
          </table:table-cell>
          <table:table-cell table:number-columns-repeated="18"/>
        </table:table-row>
        <table:table-row table:style-name="ro1">
          <table:table-cell table:formula="oooc:=[.A81]" office:value-type="string" office:string-value="228_jack">
            <text:p>228_jack</text:p>
          </table:table-cell>
          <table:table-cell/>
          <table:table-cell table:formula="oooc:=([.E10]-[.D10])/[.B10]" office:value-type="float" office:value="5.50302114803625">
            <text:p>5.5</text:p>
          </table:table-cell>
          <table:table-cell table:number-columns-repeated="2"/>
          <table:table-cell table:formula="oooc:=[.J47]" office:value-type="float" office:value="0.40529101847432">
            <text:p>0.41</text:p>
          </table:table-cell>
          <table:table-cell table:formula="oooc:=[.C99]-[.F99]" office:value-type="float" office:value="5.09773012956193">
            <text:p>5.1</text:p>
          </table:table-cell>
          <table:table-cell table:style-name="ce6" table:formula="oooc:=[.H81]+[.H90]" office:value-type="float" office:value="412891.087613293">
            <text:p>412891</text:p>
          </table:table-cell>
          <table:table-cell table:style-name="ce6" table:formula="oooc:=[.I81]+[.I90]" office:value-type="float" office:value="26354478.0966767">
            <text:p>26354478</text:p>
          </table:table-cell>
          <table:table-cell table:style-name="ce6" table:formula="oooc:=[.L10]/[.B10]" office:value-type="float" office:value="1638242.29607251">
            <text:p>1638242</text:p>
          </table:table-cell>
          <table:table-cell table:style-name="ce6" table:formula="oooc:=[.K10]/[.B10]" office:value-type="float" office:value="8016196.67673716">
            <text:p>8016197</text:p>
          </table:table-cell>
          <table:table-cell table:style-name="ce6" table:formula="oooc:=[.J99]-[.H99]" office:value-type="float" office:value="1225351.20845921">
            <text:p>1225351</text:p>
          </table:table-cell>
          <table:table-cell table:style-name="ce6" table:formula="oooc:=[.M81]+[.M90]" office:value-type="float" office:value="3268923.56495468">
            <text:p>3268924</text:p>
          </table:table-cell>
          <table:table-cell table:style-name="ce6" table:formula="oooc:=[.N81]" office:value-type="float" office:value="2236719.78851964">
            <text:p>2236720</text:p>
          </table:table-cell>
          <table:table-cell table:style-name="ce6" table:formula="oooc:=[.I99]/[.H99]" office:value-type="float" office:value="63.8291280371736">
            <text:p>64</text:p>
          </table:table-cell>
          <table:table-cell table:formula="oooc:=0.00000068*[.H99]+0.000000085*[.I99]+0.000000054*[.K99]+0.00000066*[.M99]" office:value-type="float" office:value="5.11126075120846">
            <text:p>5.11</text:p>
          </table:table-cell>
          <table:table-cell table:formula="oooc:=[.P99]+[.F99]+[.F63]" office:value-type="float" office:value="7.10930992708459">
            <text:p>7.11</text:p>
          </table:table-cell>
          <table:table-cell table:formula="oooc:=[.G10]/[.B10]" office:value-type="float" office:value="6.88821752265861">
            <text:p>6.89</text:p>
          </table:table-cell>
          <table:table-cell table:style-name="ce5" table:formula="oooc:=ABS([.Q99]-[.R99])/[.R99]" office:value-type="percentage" office:value="0.0320971867828946">
            <text:p>3%</text:p>
          </table:table-cell>
          <table:table-cell table:number-columns-repeated="1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6-NOT (taken w/ 2-NOA)</text:p>
          </table:table-cell>
          <table:table-cell table:number-columns-repeated="8"/>
          <table:table-cell office:value-type="string">
            <text:p>used 680ns/v w, 85ns/v w sz, 54ns/T r, 660ns/v r for predictions</text:p>
          </table:table-cell>
          <table:table-cell table:number-columns-repeated="26"/>
        </table:table-row>
        <table:table-row table:style-name="ro1">
          <table:table-cell table:formula="oooc:=[.A94]" office:value-type="string" office:string-value="202_jess">
            <text:p>202_jess</text:p>
          </table:table-cell>
          <table:table-cell office:value-type="float" office:value="16.78">
            <text:p>16.78</text:p>
          </table:table-cell>
          <table:table-cell table:number-columns-repeated="8"/>
          <table:table-cell table:style-name="ce6"/>
          <table:table-cell table:number-columns-repeated="26"/>
        </table:table-row>
        <table:table-row table:style-name="ro1">
          <table:table-cell table:formula="oooc:=[.A95]" office:value-type="string" office:string-value="205_raytrace">
            <text:p>205_raytrace</text:p>
          </table:table-cell>
          <table:table-cell office:value-type="float" office:value="14.01">
            <text:p>14.01</text:p>
          </table:table-cell>
          <table:table-cell table:number-columns-repeated="8"/>
          <table:table-cell table:style-name="ce6"/>
          <table:table-cell table:number-columns-repeated="26"/>
        </table:table-row>
        <table:table-row table:style-name="ro1">
          <table:table-cell table:formula="oooc:=[.A96]" office:value-type="string" office:string-value="209_db">
            <text:p>209_db</text:p>
          </table:table-cell>
          <table:table-cell office:value-type="float" office:value="89.14">
            <text:p>89.14</text:p>
          </table:table-cell>
          <table:table-cell table:number-columns-repeated="8"/>
          <table:table-cell table:style-name="ce6"/>
          <table:table-cell table:number-columns-repeated="26"/>
        </table:table-row>
        <table:table-row table:style-name="ro1">
          <table:table-cell table:formula="oooc:=[.A97]" office:value-type="string" office:string-value="213_javac">
            <text:p>213_javac</text:p>
          </table:table-cell>
          <table:table-cell office:value-type="float" office:value="15.63">
            <text:p>15.63</text:p>
          </table:table-cell>
          <table:table-cell table:number-columns-repeated="8"/>
          <table:table-cell table:style-name="ce6"/>
          <table:table-cell table:number-columns-repeated="26"/>
        </table:table-row>
        <table:table-row table:style-name="ro1">
          <table:table-cell table:formula="oooc:=[.A98]" office:value-type="string" office:string-value="222_mpegaudio">
            <text:p>222_mpegaudio</text:p>
          </table:table-cell>
          <table:table-cell office:value-type="float" office:value="11.13">
            <text:p>11.13</text:p>
          </table:table-cell>
          <table:table-cell table:number-columns-repeated="8"/>
          <table:table-cell table:style-name="ce6"/>
          <table:table-cell table:number-columns-repeated="26"/>
        </table:table-row>
        <table:table-row table:style-name="ro1">
          <table:table-cell table:formula="oooc:=[.A99]" office:value-type="string" office:string-value="228_jack">
            <text:p>228_jack</text:p>
          </table:table-cell>
          <table:table-cell office:value-type="float" office:value="16.51">
            <text:p>16.51</text:p>
          </table:table-cell>
          <table:table-cell table:number-columns-repeated="8"/>
          <table:table-cell table:style-name="ce6"/>
          <table:table-cell table:number-columns-repeated="26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Andale Sans UI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31">05/31/2007</text:date>, <text:time>03:4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6$Build-9155</meta:generator>
    <meta:initial-creator>C. Ananian</meta:initial-creator>
    <meta:creation-date>2007-05-23T19:50:55</meta:creation-date>
    <dc:creator>C. Ananian</dc:creator>
    <dc:date>2007-05-31T03:42:30</dc:date>
    <meta:printed-by>C. Ananian</meta:printed-by>
    <meta:print-date>2007-05-23T20:32:57</meta:print-date>
    <dc:language>en-US</dc:language>
    <meta:editing-cycles>30</meta:editing-cycles>
    <meta:editing-duration>P2DT10H25M21S</meta:editing-duration>
    <meta:user-defined meta:name="Info 1"/>
    <meta:user-defined meta:name="Info 2"/>
    <meta:user-defined meta:name="Info 3"/>
    <meta:user-defined meta:name="Info 4"/>
    <meta:document-statistic meta:table-count="3" meta:cell-count="1018"/>
  </office:meta>
</office:document-meta>
</file>